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3.847cm" style:rel-column-width="14833*"/>
    </style:style>
    <style:style style:name="Táboa3.B" style:family="table-column">
      <style:table-column-properties style:column-width="2.63cm" style:rel-column-width="10140*"/>
    </style:style>
    <style:style style:name="Táboa3.F" style:family="table-column">
      <style:table-column-properties style:column-width="2.63cm" style:rel-column-width="10142*"/>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F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F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602cm" style:rel-column-width="6176*"/>
    </style:style>
    <style:style style:name="Táboa4.B" style:family="table-column">
      <style:table-column-properties style:column-width="3.851cm" style:rel-column-width="14848*"/>
    </style:style>
    <style:style style:name="Táboa4.C" style:family="table-column">
      <style:table-column-properties style:column-width="1.924cm" style:rel-column-width="7420*"/>
    </style:style>
    <style:style style:name="Táboa4.D" style:family="table-column">
      <style:table-column-properties style:column-width="1.926cm" style:rel-column-width="7427*"/>
    </style:style>
    <style:style style:name="Táboa4.F" style:family="table-column">
      <style:table-column-properties style:column-width="1.921cm" style:rel-column-width="7407*"/>
    </style:style>
    <style:style style:name="Táboa4.G" style:family="table-column">
      <style:table-column-properties style:column-width="1.923cm" style:rel-column-width="740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8.498cm" style:rel-column-width="32767*"/>
    </style:style>
    <style:style style:name="Táboa11.B" style:family="table-column">
      <style:table-column-properties style:column-width="8.5cm" style:rel-column-width="32768*"/>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8.498cm" style:rel-column-width="32767*"/>
    </style:style>
    <style:style style:name="Táboa13.B" style:family="table-column">
      <style:table-column-properties style:column-width="8.5cm" style:rel-column-width="32768*"/>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3" style:family="table-cell">
      <style:table-cell-properties fo:background-color="transparent" fo:padding="0.097cm" fo:border-left="0.002cm solid #000000" fo:border-right="none" fo:border-top="none" fo:border-bottom="0.002cm solid #000000">
        <style:background-image/>
      </style:table-cell-properties>
    </style:style>
    <style:style style:name="Táboa12" style:family="table">
      <style:table-properties style:width="16.999cm" table:align="margins" fo:keep-with-next="auto"/>
    </style:style>
    <style:style style:name="Táboa12.A" style:family="table-column">
      <style:table-column-properties style:column-width="8.498cm" style:rel-column-width="32767*"/>
    </style:style>
    <style:style style:name="Táboa12.B" style:family="table-column">
      <style:table-column-properties style:column-width="8.5cm" style:rel-column-width="32768*"/>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5cm"/>
    </style:style>
    <style:style style:name="Táboa14.B" style:family="table-column">
      <style:table-column-properties style:column-width="11.03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5" style:family="table">
      <style:table-properties style:width="16.986cm" table:align="left" fo:keep-with-next="auto"/>
    </style:style>
    <style:style style:name="Táboa15.A" style:family="table-column">
      <style:table-column-properties style:column-width="2.84cm"/>
    </style:style>
    <style:style style:name="Táboa15.B" style:family="table-column">
      <style:table-column-properties style:column-width="14.146cm"/>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4.323cm"/>
    </style:style>
    <style:style style:name="Táboa16.B" style:family="table-column">
      <style:table-column-properties style:column-width="12.663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8" style:family="table">
      <style:table-properties style:width="16.986cm" table:align="left" fo:keep-with-next="auto"/>
    </style:style>
    <style:style style:name="Táboa18.A" style:family="table-column">
      <style:table-column-properties style:column-width="2.492cm"/>
    </style:style>
    <style:style style:name="Táboa18.B" style:family="table-column">
      <style:table-column-properties style:column-width="14.494cm"/>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4.318cm"/>
    </style:style>
    <style:style style:name="Táboa17.B" style:family="table-column">
      <style:table-column-properties style:column-width="3.616cm"/>
    </style:style>
    <style:style style:name="Táboa17.C" style:family="table-column">
      <style:table-column-properties style:column-width="9.052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C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C2" style:family="table-cell">
      <style:table-cell-properties fo:padding="0.097cm" fo:border-left="0.002cm solid #000000" fo:border-right="0.002cm solid #000000" fo:border-top="none" fo:border-bottom="0.002cm solid #000000"/>
    </style:style>
    <style:style style:name="Táboa19" style:family="table">
      <style:table-properties style:width="16.988cm" fo:margin-left="0cm" fo:margin-right="0.011cm" table:align="margins" fo:keep-with-next="auto"/>
    </style:style>
    <style:style style:name="Táboa19.A" style:family="table-column">
      <style:table-column-properties style:column-width="3.588cm" style:rel-column-width="13838*"/>
    </style:style>
    <style:style style:name="Táboa19.B" style:family="table-column">
      <style:table-column-properties style:column-width="13.4cm" style:rel-column-width="51697*"/>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0" style:family="table">
      <style:table-properties style:width="16.986cm" table:align="left" fo:keep-with-next="auto"/>
    </style:style>
    <style:style style:name="Táboa20.A" style:family="table-column">
      <style:table-column-properties style:column-width="5.726cm"/>
    </style:style>
    <style:style style:name="Táboa20.B" style:family="table-column">
      <style:table-column-properties style:column-width="11.261cm"/>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88cm" fo:margin-left="0cm" fo:margin-right="0.011cm" table:align="margins" fo:keep-with-next="auto"/>
    </style:style>
    <style:style style:name="Táboa21.A" style:family="table-column">
      <style:table-column-properties style:column-width="3.836cm" style:rel-column-width="14798*"/>
    </style:style>
    <style:style style:name="Táboa21.B" style:family="table-column">
      <style:table-column-properties style:column-width="13.152cm" style:rel-column-width="50737*"/>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2" style:family="table">
      <style:table-properties style:width="16.988cm" fo:margin-left="0cm" fo:margin-right="0.011cm" table:align="margins" fo:keep-with-next="auto"/>
    </style:style>
    <style:style style:name="Táboa22.A" style:family="table-column">
      <style:table-column-properties style:column-width="2.651cm" style:rel-column-width="10224*"/>
    </style:style>
    <style:style style:name="Táboa22.B" style:family="table-column">
      <style:table-column-properties style:column-width="14.337cm" style:rel-column-width="5531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3" style:family="table">
      <style:table-properties style:width="16.986cm" table:align="left" fo:keep-with-next="auto"/>
    </style:style>
    <style:style style:name="Táboa23.A" style:family="table-column">
      <style:table-column-properties style:column-width="3.99cm"/>
    </style:style>
    <style:style style:name="Táboa23.B" style:family="table-column">
      <style:table-column-properties style:column-width="12.996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86cm" table:align="left" fo:keep-with-next="auto"/>
    </style:style>
    <style:style style:name="Táboa24.A" style:family="table-column">
      <style:table-column-properties style:column-width="2.692cm"/>
    </style:style>
    <style:style style:name="Táboa24.B" style:family="table-column">
      <style:table-column-properties style:column-width="14.295cm"/>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3.223cm"/>
    </style:style>
    <style:style style:name="Táboa25.B" style:family="table-column">
      <style:table-column-properties style:column-width="13.764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86cm" table:align="left" fo:keep-with-next="auto"/>
    </style:style>
    <style:style style:name="Táboa26.A" style:family="table-column">
      <style:table-column-properties style:column-width="3.096cm"/>
    </style:style>
    <style:style style:name="Táboa26.B" style:family="table-column">
      <style:table-column-properties style:column-width="13.891cm"/>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86cm" table:align="left" fo:keep-with-next="auto"/>
    </style:style>
    <style:style style:name="Táboa27.A" style:family="table-column">
      <style:table-column-properties style:column-width="3.24cm"/>
    </style:style>
    <style:style style:name="Táboa27.B" style:family="table-column">
      <style:table-column-properties style:column-width="13.746cm"/>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28" style:family="table">
      <style:table-properties style:width="16.986cm" table:align="left" fo:keep-with-next="auto"/>
    </style:style>
    <style:style style:name="Táboa28.A" style:family="table-column">
      <style:table-column-properties style:column-width="2.593cm"/>
    </style:style>
    <style:style style:name="Táboa28.B" style:family="table-column">
      <style:table-column-properties style:column-width="14.393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9" style:family="table">
      <style:table-properties style:width="16.986cm" table:align="left" fo:keep-with-next="auto"/>
    </style:style>
    <style:style style:name="Táboa29.A" style:family="table-column">
      <style:table-column-properties style:column-width="3.828cm"/>
    </style:style>
    <style:style style:name="Táboa29.B" style:family="table-column">
      <style:table-column-properties style:column-width="13.159cm"/>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0" style:family="table">
      <style:table-properties style:width="16.988cm" fo:margin-left="0cm" fo:margin-right="0.011cm" table:align="margins" fo:keep-with-next="auto"/>
    </style:style>
    <style:style style:name="Táboa30.A" style:family="table-column">
      <style:table-column-properties style:column-width="3.26cm" style:rel-column-width="12576*"/>
    </style:style>
    <style:style style:name="Táboa30.B" style:family="table-column">
      <style:table-column-properties style:column-width="13.728cm" style:rel-column-width="52959*"/>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2.357cm"/>
    </style:style>
    <style:style style:name="Táboa32.B" style:family="table-column">
      <style:table-column-properties style:column-width="14.63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3.926cm" style:rel-column-width="15147*"/>
    </style:style>
    <style:style style:name="Táboa31.B" style:family="table-column">
      <style:table-column-properties style:column-width="13.062cm" style:rel-column-width="50388*"/>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726cm"/>
    </style:style>
    <style:style style:name="Táboa33.B" style:family="table-column">
      <style:table-column-properties style:column-width="11.261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style:shadow="none" fo:keep-with-next="auto"/>
    </style:style>
    <style:style style:name="Táboa35.A" style:family="table-column">
      <style:table-column-properties style:column-width="8.498cm" style:rel-column-width="32767*"/>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paragraph-properties fo:text-align="justify" style:justify-single-word="false"/>
      <style:text-properties fo:font-size="12pt" style:font-size-asian="12pt" style:font-size-complex="12pt"/>
    </style:style>
    <style:style style:name="P14" style:family="paragraph" style:parent-style-name="SW_5f_Table">
      <style:text-properties fo:font-weight="bold" style:font-weight-asian="bold" style:font-weight-complex="bold"/>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W_5f_Title" style:master-page-name="SW_5f_FirstPage">
      <style:text-properties fo:font-size="32pt" style:font-size-asian="32pt" style:font-size-complex="32pt"/>
    </style:style>
    <style:style style:name="P19" style:family="paragraph" style:parent-style-name="SW_5f_Title1" style:master-page-name="SW_5f_Section">
      <style:paragraph-properties style:page-number="1" fo:break-before="auto" fo:break-after="auto"/>
    </style:style>
    <style:style style:name="P20" style:family="paragraph" style:parent-style-name="SW_5f_Title1" style:master-page-name="SW_5f_Section"/>
    <style:style style:name="P21" style:family="paragraph" style:parent-style-name="SW_5f_Title1" style:master-page-name="SW_5f_Section"/>
    <style:style style:name="P22" style:family="paragraph" style:parent-style-name="SW_5f_Title1" style:master-page-name="SW_5f_Section"/>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Default" style:master-page-name="SW_5f_Index">
      <style:paragraph-properties fo:text-align="justify" style:justify-single-word="false"/>
    </style:style>
    <style:style style:name="P26" style:family="paragraph" style:parent-style-name="SW_5f_Text" style:list-style-name="L6"/>
    <style:style style:name="P27" style:family="paragraph" style:parent-style-name="SW_5f_Text" style:list-style-name="L6"/>
    <style:style style:name="P28" style:family="paragraph" style:parent-style-name="SW_5f_Text" style:list-style-name="L23"/>
    <style:style style:name="P29" style:family="paragraph" style:parent-style-name="SW_5f_Text" style:list-style-name="L23"/>
    <style:style style:name="P30" style:family="paragraph" style:parent-style-name="SW_5f_Text">
      <style:text-properties fo:font-weight="bold" style:font-weight-asian="bold" style:font-weight-complex="bold"/>
    </style:style>
    <style:style style:name="P31" style:family="paragraph" style:parent-style-name="SW_5f_Text" style:list-style-name="L24"/>
    <style:style style:name="P32" style:family="paragraph" style:parent-style-name="SW_5f_Text" style:list-style-name="L24"/>
    <style:style style:name="P33" style:family="paragraph" style:parent-style-name="SW_5f_Table">
      <style:text-properties fo:font-weight="bold" style:font-weight-asian="bold" style:font-weight-complex="bold"/>
    </style:style>
    <style:style style:name="P34" style:family="paragraph" style:parent-style-name="SW_5f_List" style:list-style-name="L1"/>
    <style:style style:name="P35" style:family="paragraph" style:parent-style-name="SW_5f_List" style:list-style-name="L1"/>
    <style:style style:name="P36" style:family="paragraph" style:parent-style-name="SW_5f_List" style:list-style-name="L2"/>
    <style:style style:name="P37" style:family="paragraph" style:parent-style-name="SW_5f_List" style:list-style-name="L2"/>
    <style:style style:name="P38" style:family="paragraph" style:parent-style-name="SW_5f_List" style:list-style-name="L3"/>
    <style:style style:name="P39" style:family="paragraph" style:parent-style-name="SW_5f_List" style:list-style-name="L3"/>
    <style:style style:name="P40" style:family="paragraph" style:parent-style-name="SW_5f_List" style:list-style-name="L4"/>
    <style:style style:name="P41" style:family="paragraph" style:parent-style-name="SW_5f_List" style:list-style-name="L4"/>
    <style:style style:name="P42" style:family="paragraph" style:parent-style-name="SW_5f_List" style:list-style-name="L4"/>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5"/>
    <style:style style:name="P48" style:family="paragraph" style:parent-style-name="SW_5f_List" style:list-style-name="L5"/>
    <style:style style:name="P49" style:family="paragraph" style:parent-style-name="SW_5f_List" style:list-style-name="L5"/>
    <style:style style:name="P50" style:family="paragraph" style:parent-style-name="SW_5f_List" style:list-style-name="L5"/>
    <style:style style:name="P51" style:family="paragraph" style:parent-style-name="SW_5f_List" style:list-style-name="L5"/>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8"/>
    <style:style style:name="P56" style:family="paragraph" style:parent-style-name="SW_5f_List" style:list-style-name="L8"/>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10"/>
    <style:style style:name="P60" style:family="paragraph" style:parent-style-name="SW_5f_List" style:list-style-name="L10"/>
    <style:style style:name="P61" style:family="paragraph" style:parent-style-name="SW_5f_List" style:list-style-name="L11"/>
    <style:style style:name="P62" style:family="paragraph" style:parent-style-name="SW_5f_List" style:list-style-name="L11"/>
    <style:style style:name="P63" style:family="paragraph" style:parent-style-name="SW_5f_List" style:list-style-name="L11"/>
    <style:style style:name="P64" style:family="paragraph" style:parent-style-name="SW_5f_List" style:list-style-name="L11"/>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3"/>
    <style:style style:name="P68" style:family="paragraph" style:parent-style-name="SW_5f_List" style:list-style-name="L13"/>
    <style:style style:name="P69" style:family="paragraph" style:parent-style-name="SW_5f_List" style:list-style-name="L13"/>
    <style:style style:name="P70" style:family="paragraph" style:parent-style-name="SW_5f_List" style:list-style-name="L13"/>
    <style:style style:name="P71" style:family="paragraph" style:parent-style-name="SW_5f_List" style:list-style-name="L13"/>
    <style:style style:name="P72" style:family="paragraph" style:parent-style-name="SW_5f_List" style:list-style-name="L13"/>
    <style:style style:name="P73" style:family="paragraph" style:parent-style-name="SW_5f_List" style:list-style-name="L14"/>
    <style:style style:name="P74" style:family="paragraph" style:parent-style-name="SW_5f_List" style:list-style-name="L14"/>
    <style:style style:name="P75" style:family="paragraph" style:parent-style-name="SW_5f_List" style:list-style-name="L14"/>
    <style:style style:name="P76" style:family="paragraph" style:parent-style-name="SW_5f_List" style:list-style-name="L14"/>
    <style:style style:name="P77" style:family="paragraph" style:parent-style-name="SW_5f_List" style:list-style-name="L15"/>
    <style:style style:name="P78" style:family="paragraph" style:parent-style-name="SW_5f_List" style:list-style-name="L15"/>
    <style:style style:name="P79" style:family="paragraph" style:parent-style-name="SW_5f_List" style:list-style-name="L16"/>
    <style:style style:name="P80" style:family="paragraph" style:parent-style-name="SW_5f_List" style:list-style-name="L16"/>
    <style:style style:name="P81" style:family="paragraph" style:parent-style-name="SW_5f_List" style:list-style-name="L17"/>
    <style:style style:name="P82" style:family="paragraph" style:parent-style-name="SW_5f_List" style:list-style-name="L17"/>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8"/>
    <style:style style:name="P90" style:family="paragraph" style:parent-style-name="SW_5f_List" style:list-style-name="L18"/>
    <style:style style:name="P91" style:family="paragraph" style:parent-style-name="SW_5f_List" style:list-style-name="L18"/>
    <style:style style:name="P92" style:family="paragraph" style:parent-style-name="SW_5f_List" style:list-style-name="L18"/>
    <style:style style:name="P93" style:family="paragraph" style:parent-style-name="SW_5f_List" style:list-style-name="L18"/>
    <style:style style:name="P94" style:family="paragraph" style:parent-style-name="SW_5f_List" style:list-style-name="L19"/>
    <style:style style:name="P95" style:family="paragraph" style:parent-style-name="SW_5f_List" style:list-style-name="L19"/>
    <style:style style:name="P96" style:family="paragraph" style:parent-style-name="SW_5f_List" style:list-style-name="L19"/>
    <style:style style:name="P97" style:family="paragraph" style:parent-style-name="SW_5f_List" style:list-style-name="L20"/>
    <style:style style:name="P98" style:family="paragraph" style:parent-style-name="SW_5f_List" style:list-style-name="L21"/>
    <style:style style:name="P99" style:family="paragraph" style:parent-style-name="SW_5f_List" style:list-style-name="L21"/>
    <style:style style:name="P100" style:family="paragraph" style:parent-style-name="SW_5f_List" style:list-style-name="L21"/>
    <style:style style:name="P101" style:family="paragraph" style:parent-style-name="SW_5f_List" style:list-style-name="L22"/>
    <style:style style:name="P102" style:family="paragraph" style:parent-style-name="SW_5f_List" style:list-style-name="L22"/>
    <style:style style:name="P103" style:family="paragraph" style:parent-style-name="SW_5f_List" style:list-style-name="L22"/>
    <style:style style:name="P104" style:family="paragraph" style:parent-style-name="SW_5f_List" style:list-style-name="L22"/>
    <style:style style:name="P105" style:family="paragraph" style:parent-style-name="SW_5f_List" style:list-style-name="L22"/>
    <style:style style:name="P106" style:family="paragraph" style:parent-style-name="SW_5f_List" style:list-style-name="L8"/>
    <style:style style:name="P107" style:family="paragraph" style:parent-style-name="SW_5f_List" style:list-style-name="L9"/>
    <style:style style:name="P108" style:family="paragraph" style:parent-style-name="SW_5f_List" style:list-style-name="L9"/>
    <style:style style:name="P109" style:family="paragraph" style:parent-style-name="SW_5f_List" style:list-style-name="L9"/>
    <style:style style:name="P110" style:family="paragraph" style:parent-style-name="SW_5f_List" style:list-style-name="L9"/>
    <style:style style:name="P111" style:family="paragraph" style:parent-style-name="SW_5f_List" style:list-style-name="L9"/>
    <style:style style:name="P112" style:family="paragraph" style:parent-style-name="SW_5f_List" style:list-style-name="L9"/>
    <style:style style:name="P113" style:family="paragraph" style:parent-style-name="SW_5f_List" style:list-style-name="L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weight="bold" style:font-weight-asian="bold" style:font-weight-complex="bold"/>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06-28T08:49:58" text:fixed="true">28/06/07</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6"><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7"><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7"><text:a xlink:type="simple" xlink:href="#2.2.Links|outline" text:style-name="Internet_20_link" text:visited-style-name="Internet_20_link">Links</text:a><text:tab/><text:a xlink:type="simple" xlink:href="#2.2.Links|outline" text:style-name="Internet_20_link" text:visited-style-name="Internet_20_link">1</text:a></text:p>
          <text:p text:style-name="P16"><text:a xlink:type="simple" xlink:href="#3.World|outline" text:style-name="Internet_20_link" text:visited-style-name="Internet_20_link">World</text:a><text:tab/><text:a xlink:type="simple" xlink:href="#3.World|outline" text:style-name="Internet_20_link" text:visited-style-name="Internet_20_link">3</text:a></text:p>
          <text:p text:style-name="P17"><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17"><text:a xlink:type="simple" xlink:href="#3.2.Actions|outline" text:style-name="Internet_20_link" text:visited-style-name="Internet_20_link">Actions</text:a><text:tab/><text:a xlink:type="simple" xlink:href="#3.2.Actions|outline" text:style-name="Internet_20_link" text:visited-style-name="Internet_20_link">3</text:a></text:p>
          <text:p text:style-name="P17"><text:a xlink:type="simple" xlink:href="#3.3.Events|outline" text:style-name="Internet_20_link" text:visited-style-name="Internet_20_link">Events</text:a><text:tab/><text:a xlink:type="simple" xlink:href="#3.3.Events|outline" text:style-name="Internet_20_link" text:visited-style-name="Internet_20_link">3</text:a></text:p>
          <text:p text:style-name="P17"><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16"><text:a xlink:type="simple" xlink:href="#4.Bugs|outline" text:style-name="Internet_20_link" text:visited-style-name="Internet_20_link">Bugs</text:a><text:tab/><text:a xlink:type="simple" xlink:href="#4.Bugs|outline" text:style-name="Internet_20_link" text:visited-style-name="Internet_20_link">5</text:a></text:p>
          <text:p text:style-name="P17"><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17"><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17"><text:a xlink:type="simple" xlink:href="#4.3.Energy|outline" text:style-name="Internet_20_link" text:visited-style-name="Internet_20_link">Energy</text:a><text:tab/><text:a xlink:type="simple" xlink:href="#4.3.Energy|outline" text:style-name="Internet_20_link" text:visited-style-name="Internet_20_link">5</text:a></text:p>
          <text:p text:style-name="P16"><text:a xlink:type="simple" xlink:href="#5.CPU|outline" text:style-name="Internet_20_link" text:visited-style-name="Internet_20_link">CPU</text:a><text:tab/><text:a xlink:type="simple" xlink:href="#5.CPU|outline" text:style-name="Internet_20_link" text:visited-style-name="Internet_20_link">7</text:a></text:p>
          <text:p text:style-name="P17"><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17"><text:a xlink:type="simple" xlink:href="#5.2.Interrupts|outline" text:style-name="Internet_20_link" text:visited-style-name="Internet_20_link">Interrupts</text:a><text:tab/><text:a xlink:type="simple" xlink:href="#5.2.Interrupts|outline" text:style-name="Internet_20_link" text:visited-style-name="Internet_20_link">7</text:a></text:p>
          <text:p text:style-name="P17"><text:a xlink:type="simple" xlink:href="#5.3.Instruction types|outline" text:style-name="Internet_20_link" text:visited-style-name="Internet_20_link">Instruction types</text:a><text:tab/><text:a xlink:type="simple" xlink:href="#5.3.Instruction types|outline" text:style-name="Internet_20_link" text:visited-style-name="Internet_20_link">8</text:a></text:p>
          <text:p text:style-name="P17"><text:a xlink:type="simple" xlink:href="#5.4.Instruction set|outline" text:style-name="Internet_20_link" text:visited-style-name="Internet_20_link">Instruction set</text:a><text:tab/><text:a xlink:type="simple" xlink:href="#5.4.Instruction set|outline" text:style-name="Internet_20_link" text:visited-style-name="Internet_20_link">9</text:a></text:p>
          <text:p text:style-name="P15"><text:a xlink:type="simple" xlink:href="#5.4.1.Management instructions|outline" text:style-name="Internet_20_link" text:visited-style-name="Internet_20_link">Management instructions</text:a><text:tab/><text:a xlink:type="simple" xlink:href="#5.4.1.Management instructions|outline" text:style-name="Internet_20_link" text:visited-style-name="Internet_20_link">9</text:a></text:p>
          <text:p text:style-name="P15"><text:a xlink:type="simple" xlink:href="#5.4.2.Load/Store instructions|outline" text:style-name="Internet_20_link" text:visited-style-name="Internet_20_link">Load/Store instructions</text:a><text:tab/><text:a xlink:type="simple" xlink:href="#5.4.2.Load/Store instructions|outline" text:style-name="Internet_20_link" text:visited-style-name="Internet_20_link">9</text:a></text:p>
          <text:p text:style-name="P15"><text:a xlink:type="simple" xlink:href="#5.4.3.Function instructions|outline" text:style-name="Internet_20_link" text:visited-style-name="Internet_20_link">Function instructions</text:a><text:tab/><text:a xlink:type="simple" xlink:href="#5.4.3.Function instructions|outline" text:style-name="Internet_20_link" text:visited-style-name="Internet_20_link">10</text:a></text:p>
          <text:p text:style-name="P15"><text:a xlink:type="simple" xlink:href="#5.4.4.Comparission instructions|outline" text:style-name="Internet_20_link" text:visited-style-name="Internet_20_link">Comparission instructions</text:a><text:tab/><text:a xlink:type="simple" xlink:href="#5.4.4.Comparission instructions|outline" text:style-name="Internet_20_link" text:visited-style-name="Internet_20_link">10</text:a></text:p>
          <text:p text:style-name="P15"><text:a xlink:type="simple" xlink:href="#5.4.5.Arithmetic instructions|outline" text:style-name="Internet_20_link" text:visited-style-name="Internet_20_link">Arithmetic instructions</text:a><text:tab/><text:a xlink:type="simple" xlink:href="#5.4.5.Arithmetic instructions|outline" text:style-name="Internet_20_link" text:visited-style-name="Internet_20_link">11</text:a></text:p>
          <text:p text:style-name="P15"><text:a xlink:type="simple" xlink:href="#5.4.6.Logical instructions|outline" text:style-name="Internet_20_link" text:visited-style-name="Internet_20_link">Logical instructions</text:a><text:tab/><text:a xlink:type="simple" xlink:href="#5.4.6.Logical instructions|outline" text:style-name="Internet_20_link" text:visited-style-name="Internet_20_link">13</text:a></text:p>
          <text:p text:style-name="P15"><text:a xlink:type="simple" xlink:href="#5.4.7.Shift instructions|outline" text:style-name="Internet_20_link" text:visited-style-name="Internet_20_link">Shift instructions</text:a><text:tab/><text:a xlink:type="simple" xlink:href="#5.4.7.Shift instructions|outline" text:style-name="Internet_20_link" text:visited-style-name="Internet_20_link">13</text:a></text:p>
          <text:p text:style-name="P17"><text:a xlink:type="simple" xlink:href="#5.5.Binary codes|outline" text:style-name="Internet_20_link" text:visited-style-name="Internet_20_link">Binary codes</text:a><text:tab/><text:a xlink:type="simple" xlink:href="#5.5.Binary codes|outline" text:style-name="Internet_20_link" text:visited-style-name="Internet_20_link">14</text:a></text:p>
          <text:p text:style-name="P16"><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19</text:a></text:p>
          <text:p text:style-name="P17"><text:a xlink:type="simple" xlink:href="#6.1.The language|outline" text:style-name="Internet_20_link" text:visited-style-name="Internet_20_link">The language</text:a><text:tab/><text:a xlink:type="simple" xlink:href="#6.1.The language|outline" text:style-name="Internet_20_link" text:visited-style-name="Internet_20_link">19</text:a></text:p>
          <text:p text:style-name="P15"><text:a xlink:type="simple" xlink:href="#6.1.1.Numbers|outline" text:style-name="Internet_20_link" text:visited-style-name="Internet_20_link">Numbers</text:a><text:tab/><text:a xlink:type="simple" xlink:href="#6.1.1.Numbers|outline" text:style-name="Internet_20_link" text:visited-style-name="Internet_20_link">19</text:a></text:p>
          <text:p text:style-name="P15"><text:a xlink:type="simple" xlink:href="#6.1.2.Constants|outline" text:style-name="Internet_20_link" text:visited-style-name="Internet_20_link">Constants</text:a><text:tab/><text:a xlink:type="simple" xlink:href="#6.1.2.Constants|outline" text:style-name="Internet_20_link" text:visited-style-name="Internet_20_link">19</text:a></text:p>
          <text:p text:style-name="P15"><text:a xlink:type="simple" xlink:href="#6.1.3.Labels|outline" text:style-name="Internet_20_link" text:visited-style-name="Internet_20_link">Labels</text:a><text:tab/><text:a xlink:type="simple" xlink:href="#6.1.3.Labels|outline" text:style-name="Internet_20_link" text:visited-style-name="Internet_20_link">19</text:a></text:p>
          <text:p text:style-name="P15"><text:a xlink:type="simple" xlink:href="#6.1.4.Includes|outline" text:style-name="Internet_20_link" text:visited-style-name="Internet_20_link">Includes</text:a><text:tab/><text:a xlink:type="simple" xlink:href="#6.1.4.Includes|outline" text:style-name="Internet_20_link" text:visited-style-name="Internet_20_link">19</text:a></text:p>
          <text:p text:style-name="P15"><text:a xlink:type="simple" xlink:href="#6.1.5.Blocks of memory|outline" text:style-name="Internet_20_link" text:visited-style-name="Internet_20_link">Blocks of memory</text:a><text:tab/><text:a xlink:type="simple" xlink:href="#6.1.5.Blocks of memory|outline" text:style-name="Internet_20_link" text:visited-style-name="Internet_20_link">20</text:a></text:p>
          <text:p text:style-name="P15"><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0</text:a></text:p>
          <text:p text:style-name="P15"><text:a xlink:type="simple" xlink:href="#6.1.7.Example|outline" text:style-name="Internet_20_link" text:visited-style-name="Internet_20_link">Example</text:a><text:tab/><text:a xlink:type="simple" xlink:href="#6.1.7.Example|outline" text:style-name="Internet_20_link" text:visited-style-name="Internet_20_link">20</text:a></text:p>
          <text:p text:style-name="P17"><text:a xlink:type="simple" xlink:href="#6.2.Compiler|outline" text:style-name="Internet_20_link" text:visited-style-name="Internet_20_link">Compiler</text:a><text:tab/><text:a xlink:type="simple" xlink:href="#6.2.Compiler|outline" text:style-name="Internet_20_link" text:visited-style-name="Internet_20_link">21</text:a></text:p>
          <text:p text:style-name="P17"><text:a xlink:type="simple" xlink:href="#6.3.Decompiler|outline" text:style-name="Internet_20_link" text:visited-style-name="Internet_20_link">Decompiler</text:a><text:tab/><text:a xlink:type="simple" xlink:href="#6.3.Decompiler|outline" text:style-name="Internet_20_link" text:visited-style-name="Internet_20_link">21</text:a></text:p>
          <text:p text:style-name="P17"><text:a xlink:type="simple" xlink:href="#6.4.Standard Library|outline" text:style-name="Internet_20_link" text:visited-style-name="Internet_20_link">Standard Library</text:a><text:tab/><text:a xlink:type="simple" xlink:href="#6.4.Standard Library|outline" text:style-name="Internet_20_link" text:visited-style-name="Internet_20_link">22</text:a></text:p>
          <text:p text:style-name="P15"><text:a xlink:type="simple" xlink:href="#6.4.1.action.swl|outline" text:style-name="Internet_20_link" text:visited-style-name="Internet_20_link">action.swl</text:a><text:tab/><text:a xlink:type="simple" xlink:href="#6.4.1.action.swl|outline" text:style-name="Internet_20_link" text:visited-style-name="Internet_20_link">22</text:a></text:p>
          <text:p text:style-name="P15"><text:a xlink:type="simple" xlink:href="#6.4.2.alloc.swl|outline" text:style-name="Internet_20_link" text:visited-style-name="Internet_20_link">alloc.swl</text:a><text:tab/><text:a xlink:type="simple" xlink:href="#6.4.2.alloc.swl|outline" text:style-name="Internet_20_link" text:visited-style-name="Internet_20_link">23</text:a></text:p>
          <text:p text:style-name="P15"><text:a xlink:type="simple" xlink:href="#6.4.3.chars.swl|outline" text:style-name="Internet_20_link" text:visited-style-name="Internet_20_link">chars.swl</text:a><text:tab/><text:a xlink:type="simple" xlink:href="#6.4.3.chars.swl|outline" text:style-name="Internet_20_link" text:visited-style-name="Internet_20_link">23</text:a></text:p>
          <text:p text:style-name="P15"><text:a xlink:type="simple" xlink:href="#6.4.4.error.swl|outline" text:style-name="Internet_20_link" text:visited-style-name="Internet_20_link">error.swl</text:a><text:tab/><text:a xlink:type="simple" xlink:href="#6.4.4.error.swl|outline" text:style-name="Internet_20_link" text:visited-style-name="Internet_20_link">23</text:a></text:p>
          <text:p text:style-name="P15"><text:a xlink:type="simple" xlink:href="#6.4.5.events.swl|outline" text:style-name="Internet_20_link" text:visited-style-name="Internet_20_link">events.swl</text:a><text:tab/><text:a xlink:type="simple" xlink:href="#6.4.5.events.swl|outline" text:style-name="Internet_20_link" text:visited-style-name="Internet_20_link">24</text:a></text:p>
          <text:p text:style-name="P15"><text:a xlink:type="simple" xlink:href="#6.4.6.fixed.swl|outline" text:style-name="Internet_20_link" text:visited-style-name="Internet_20_link">fixed.swl</text:a><text:tab/><text:a xlink:type="simple" xlink:href="#6.4.6.fixed.swl|outline" text:style-name="Internet_20_link" text:visited-style-name="Internet_20_link">24</text:a></text:p>
          <text:p text:style-name="P15"><text:a xlink:type="simple" xlink:href="#6.4.7.interrupt.swl|outline" text:style-name="Internet_20_link" text:visited-style-name="Internet_20_link">interrupt.swl</text:a><text:tab/><text:a xlink:type="simple" xlink:href="#6.4.7.interrupt.swl|outline" text:style-name="Internet_20_link" text:visited-style-name="Internet_20_link">24</text:a></text:p>
          <text:p text:style-name="P15"><text:a xlink:type="simple" xlink:href="#6.4.8.list.swl|outline" text:style-name="Internet_20_link" text:visited-style-name="Internet_20_link">list.swl</text:a><text:tab/><text:a xlink:type="simple" xlink:href="#6.4.8.list.swl|outline" text:style-name="Internet_20_link" text:visited-style-name="Internet_20_link">25</text:a></text:p>
          <text:p text:style-name="P15"><text:a xlink:type="simple" xlink:href="#6.4.9.math.swl|outline" text:style-name="Internet_20_link" text:visited-style-name="Internet_20_link">math.swl</text:a><text:tab/><text:a xlink:type="simple" xlink:href="#6.4.9.math.swl|outline" text:style-name="Internet_20_link" text:visited-style-name="Internet_20_link">26</text:a></text:p>
          <text:p text:style-name="P15"><text:a xlink:type="simple" xlink:href="#6.4.10.memory.swl|outline" text:style-name="Internet_20_link" text:visited-style-name="Internet_20_link">memory.swl</text:a><text:tab/><text:a xlink:type="simple" xlink:href="#6.4.10.memory.swl|outline" text:style-name="Internet_20_link" text:visited-style-name="Internet_20_link">26</text:a></text:p>
          <text:p text:style-name="P15"><text:a xlink:type="simple" xlink:href="#6.4.11.random.swl|outline" text:style-name="Internet_20_link" text:visited-style-name="Internet_20_link">random.swl</text:a><text:tab/><text:a xlink:type="simple" xlink:href="#6.4.11.random.swl|outline" text:style-name="Internet_20_link" text:visited-style-name="Internet_20_link">26</text:a></text:p>
          <text:p text:style-name="P15"><text:a xlink:type="simple" xlink:href="#6.4.12.stack.swl|outline" text:style-name="Internet_20_link" text:visited-style-name="Internet_20_link">stack.swl</text:a><text:tab/><text:a xlink:type="simple" xlink:href="#6.4.12.stack.swl|outline" text:style-name="Internet_20_link" text:visited-style-name="Internet_20_link">27</text:a></text:p>
          <text:p text:style-name="P15"><text:a xlink:type="simple" xlink:href="#6.4.13.status.swl|outline" text:style-name="Internet_20_link" text:visited-style-name="Internet_20_link">status.swl</text:a><text:tab/><text:a xlink:type="simple" xlink:href="#6.4.13.status.swl|outline" text:style-name="Internet_20_link" text:visited-style-name="Internet_20_link">27</text:a></text:p>
          <text:p text:style-name="P15"><text:a xlink:type="simple" xlink:href="#6.4.14.string.swl|outline" text:style-name="Internet_20_link" text:visited-style-name="Internet_20_link">string.swl</text:a><text:tab/><text:a xlink:type="simple" xlink:href="#6.4.14.string.swl|outline" text:style-name="Internet_20_link" text:visited-style-name="Internet_20_link">27</text:a></text:p>
          <text:p text:style-name="P15"><text:a xlink:type="simple" xlink:href="#6.4.15.time.swl|outline" text:style-name="Internet_20_link" text:visited-style-name="Internet_20_link">time.swl</text:a><text:tab/><text:a xlink:type="simple" xlink:href="#6.4.15.time.swl|outline" text:style-name="Internet_20_link" text:visited-style-name="Internet_20_link">28</text:a></text:p>
          <text:p text:style-name="P16"><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17"><text:a xlink:type="simple" xlink:href="#7.1.Bug|outline" text:style-name="Internet_20_link" text:visited-style-name="Internet_20_link">Bug</text:a><text:tab/><text:a xlink:type="simple" xlink:href="#7.1.Bug|outline" text:style-name="Internet_20_link" text:visited-style-name="Internet_20_link">29</text:a></text:p>
          <text:p text:style-name="P17"><text:a xlink:type="simple" xlink:href="#7.2.Egg|outline" text:style-name="Internet_20_link" text:visited-style-name="Internet_20_link">Egg</text:a><text:tab/><text:a xlink:type="simple" xlink:href="#7.2.Egg|outline" text:style-name="Internet_20_link" text:visited-style-name="Internet_20_link">29</text:a></text:p>
          <text:p text:style-name="P17"><text:a xlink:type="simple" xlink:href="#7.3.Code|outline" text:style-name="Internet_20_link" text:visited-style-name="Internet_20_link">Code</text:a><text:tab/><text:a xlink:type="simple" xlink:href="#7.3.Code|outline" text:style-name="Internet_20_link" text:visited-style-name="Internet_20_link">29</text:a></text:p>
          <text:p text:style-name="P17"><text:a xlink:type="simple" xlink:href="#7.4.CPU|outline" text:style-name="Internet_20_link" text:visited-style-name="Internet_20_link">CPU</text:a><text:tab/><text:a xlink:type="simple" xlink:href="#7.4.CPU|outline" text:style-name="Internet_20_link" text:visited-style-name="Internet_20_link">29</text:a></text:p>
          <text:p text:style-name="P17"><text:a xlink:type="simple" xlink:href="#7.5.Mutations|outline" text:style-name="Internet_20_link" text:visited-style-name="Internet_20_link">Mutations</text:a><text:tab/><text:a xlink:type="simple" xlink:href="#7.5.Mutations|outline" text:style-name="Internet_20_link" text:visited-style-name="Internet_20_link">30</text:a></text:p>
          <text:p text:style-name="P17"><text:a xlink:type="simple" xlink:href="#7.6.Environment|outline" text:style-name="Internet_20_link" text:visited-style-name="Internet_20_link">Environment</text:a><text:tab/><text:a xlink:type="simple" xlink:href="#7.6.Environment|outline" text:style-name="Internet_20_link" text:visited-style-name="Internet_20_link">30</text:a></text:p>
        </text:index-body>
      </text:table-of-content>
      <text:p text:style-name="SW_5f_BasePara"/>
      <text:h text:style-name="P19" text:outline-level="1">Simple World</text:h>
      <text:p text:style-name="SW_5f_Text">Simple World is the simulation of a simple world. This project tries to reproduce the basic elements that define our world. The final objective of the project is to observe the evolution of this world.</text:p>
      <text:p text:style-name="SW_5f_Text">The elements that compound Simple World are:</text:p>
      <text:list text:style-name="L1">
        <text:list-item>
          <text:p text:style-name="P34">The <text:span text:style-name="T7">world</text:span>: the place where all the things happen.</text:p>
        </text:list-item>
        <text:list-item>
          <text:p text:style-name="P34">The <text:span text:style-name="T7">bugs</text:span>: a form of life that lives in this world. Their objective is to survive, so they must fight each other.</text:p>
        </text:list-item>
      </text:list>
      <text:p text:style-name="SW_5f_Text">These two elements can change with the time. The environment of the world can change, but slowly. The bugs can change thanks to reproduction and mutations. So, the real objective is to observe the evolution of this bugs and see if they are possible to be adapted to this world.</text:p>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6">The major revision number is increased when a backward incompatible change is made in the specification.</text:p>
        </text:list-item>
        <text:list-item>
          <text:p text:style-name="P36">The minor revision number is increased when a backward compatible change is made in the specification.</text:p>
        </text:list-item>
      </text:list>
      <text:p text:style-name="SW_5f_Text">This means that bugs designed for a major version or evolved in a major version must work in all the future revisions of a specification version.</text:p>
      <text:p text:style-name="SW_5f_Text">Major versions should be source compatible, but this is not guaranteed. The source compatibility is only important for bugs developed, and not for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8"><text:a xlink:type="simple" xlink:href="http://simpleworld.sourceforge.net/">Homepage of Simple World</text:a> [http://simpleworld.sourceforge.net]</text:p>
        </text:list-item>
        <text:list-item>
          <text:p text:style-name="P38"><text:a xlink:type="simple" xlink:href="http://sourceforge.net/projects/simpleworld">Project in SourceForge.net</text:a> [http://sourceforge.net/projects/simpleworld]</text:p>
        </text:list-item>
      </text:list>
      <text:h text:style-name="P20" text:outline-level="1">World</text:h>
      <text:p text:style-name="SW_5f_Text">The world is a bidimensional plane with the edges connected. This means that there aren't top, bottom, left or right limit of the world. The size of the world is defined when the world is created and can't be changed.</text:p>
      <text:p text:style-name="SW_5f_Text">The only elements of the world are the bugs and the eggs that the first ones produce.</text:p>
      <text:p text:style-name="SW_5f_Text">In each cycle the world executes a instruction of all the bugs. The bugs are ordered by its birth. So, during the cycle, a old bug is executed before than a new one.</text:p>
      <text:h text:style-name="SW_5f_Title2" text:outline-level="2">Environment</text:h>
      <text:p text:style-name="SW_5f_Text">The environment of Simple World can change from time to time. The environment is formed by:</text:p>
      <text:list text:style-name="L4">
        <text:list-item>
          <text:p text:style-name="P40">The cycles since the world has been created.</text:p>
        </text:list-item>
        <text:list-item>
          <text:p text:style-name="P40">The cycles that a egg needs to become a bug.</text:p>
        </text:list-item>
        <text:list-item>
          <text:p text:style-name="P40">Percent of mutations in the code in new code.</text:p>
        </text:list-item>
        <text:list-item>
          <text:p text:style-name="P40">The energy needed for each action: move, fight, etc.</text:p>
        </text:list-item>
      </text:list>
      <text:h text:style-name="SW_5f_Title2" text:outline-level="2">Actions</text:h>
      <text:p text:style-name="SW_5f_Text">The bugs interact with the world and with other bugs making actions. These actions take 16 (2<text:span text:style-name="T3">4</text:span>) cycles. A action can be aborted if the bug receives a event.</text:p>
      <text:p text:style-name="SW_5f_Text">The world allow to the bugs to do a few actions:</text:p>
      <text:list text:style-name="L5">
        <text:list-item>
          <text:p text:style-name="P44"><text:span text:style-name="T7">Do nothing</text:span>.</text:p>
        </text:list-item>
        <text:list-item>
          <text:p text:style-name="P44"><text:span text:style-name="T7">Get information</text:span> about the bug itself: id, energy, position and orientation.</text:p>
        </text:list-item>
        <text:list-item>
          <text:p text:style-name="P44"><text:span text:style-name="T7">Detect a object</text:span> in front of the bug: if there is something or not.</text:p>
        </text:list-item>
        <text:list-item>
          <text:p text:style-name="P44"><text:span text:style-name="T7">Get information</text:span> about the object that is in front of the bug: id and orientation.</text:p>
        </text:list-item>
        <text:list-item>
          <text:p text:style-name="P44"><text:span text:style-name="T7">Move</text:span>: forward and backward.</text:p>
        </text:list-item>
        <text:list-item>
          <text:p text:style-name="P44"><text:span text:style-name="T7">Turn</text:span>: left and right.</text:p>
        </text:list-item>
        <text:list-item>
          <text:p text:style-name="P44"><text:span text:style-name="T7">Fight</text:span>: attack and defend the bug that is in front of the bug.</text:p>
        </text:list-item>
        <text:list-item>
          <text:p text:style-name="P44"><text:span text:style-name="T7">Create a egg</text:span> in front of the bug.</text:p>
        </text:list-item>
      </text:list>
      <text:p text:style-name="SW_5f_Text">Do nothing can be useful if the bug has nothing to do and wants to wait for World Events in the next 16 cycles.</text:p>
      <text:h text:style-name="SW_5f_Title2" text:outline-level="2">Events</text:h>
      <text:p text:style-name="SW_5f_Text">In a cycle a bug can be the objective of events, but only the last one is stored. This event is sent to the bug in the next cycle.</text:p>
      <text:p text:style-name="SW_5f_Text">There are two kinds of events:</text:p>
      <text:list text:style-name="L23">
        <text:list-item>
          <text:p text:style-name="P28"><text:span text:style-name="T7">Timer Interrupt</text:span>: After 64 (2<text:span text:style-name="T2">6</text:span>) cycles, the world sends a <text:span text:style-name="T4">Timer Interrupt</text:span> to all the bugs that have this interrupt enabled. This event has the highest priority.</text:p>
        </text:list-item>
        <text:list-item>
          <text:p text:style-name="P28"><text:span text:style-name="T7">World Events</text:span>: The bugs can receive events that inform of changes in the world that affect itself.</text:p>
        </text:list-item>
      </text:list>
      <text:p text:style-name="SW_5f_Text">The world sends to the bugs the following World Events:</text:p>
      <text:list text:style-name="L6">
        <text:list-item>
          <text:p text:style-name="P26"><text:span text:style-name="T7">Birth</text:span>: birth of the bug.</text:p>
        </text:list-item>
        <text:list-item>
          <text:p text:style-name="P26"><text:span text:style-name="T7">Attack</text:span>: other bug is attacking the bug.</text:p>
        </text:list-item>
      </text:list>
      <text:h text:style-name="SW_5f_Title2" text:outline-level="2">Mutations</text:h>
      <text:p text:style-name="SW_5f_Text">When a bug reproduces it creates an egg. Sometimes the code assigned to this egg can be mutated. The mutations are the way to improve the code of the bugs. This is the base of the evolution.</text:p>
      <text:p text:style-name="SW_5f_Text">If the mutations do something useful, the bug has evolved. If the mutations are executed and there ar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7">
        <text:list-item>
          <text:p text:style-name="P52">Addition of random code.</text:p>
        </text:list-item>
        <text:list-item>
          <text:p text:style-name="P52">Elimination of code.</text:p>
        </text:list-item>
        <text:list-item>
          <text:p text:style-name="P52">Change of code.</text:p>
        </text:list-item>
      </text:list>
      <text:h text:style-name="P20" text:outline-level="1">Bugs</text:h>
      <text:p text:style-name="SW_5f_Text">The bugs have a code (their ADN) where the actions that they do are defined.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4">
        <text:list-item>
          <text:p text:style-name="P31"><text:span text:style-name="T7">Actions</text:span>: the output to the world.</text:p>
        </text:list-item>
        <text:list-item>
          <text:p text:style-name="P31"><text:span text:style-name="T7">Events</text:span>: the input from the world.</text:p>
        </text:list-item>
      </text:list>
      <text:p text:style-name="SW_5f_Text">Events are sent to the bug immediately,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be mutated. After some cycles the egg will become a bug and will begin to live.</text:p>
      <text:p text:style-name="SW_5f_Text">There is only a form of reproduction: <text:span text:style-name="T7">asexual reproduction</text:span>. There is no way to mix the code of several bugs.</text:p>
      <text:h text:style-name="SW_5f_Title2" text:outline-level="2">Energy</text:h>
      <text:p text:style-name="SW_5f_Text">The bug starts with the energy that the father sends to it. This energy can be increased by eating other bugs and can be decreased when the bug do a action. When the energy is 0, the bug dies.</text:p>
      <text:p text:style-name="SW_5f_Text">This means that the main objective of the bugs must be to find, fight and eat others bugs.</text:p>
      <text:h text:style-name="P20" text:outline-level="1">CPU</text:h>
      <text:p text:style-name="SW_5f_Text">Every bug has its own CPU. This CPU is the virtual machine where the code of each bugs is executed.</text:p>
      <text:p text:style-name="SW_5f_Text">The characteristics of the CPU are:</text:p>
      <text:list text:style-name="L8">
        <text:list-item>
          <text:p text:style-name="P55"><text:span text:style-name="T7">32 bits</text:span> for registers and words of memory.</text:p>
        </text:list-item>
        <text:list-item>
          <text:p text:style-name="P55"><text:span text:style-name="T7">16 registers</text:span>.</text:p>
        </text:list-item>
        <text:list-item>
          <text:p text:style-name="P55"><text:span text:style-name="T7">RISC</text:span> architecture: load/store architecture with all the instructions of the same length.</text:p>
        </text:list-item>
        <text:list-item>
          <text:p text:style-name="P55"><text:span text:style-name="T7">Big Endian</text:span>: the most significant byte is stored at the lowest address.</text:p>
        </text:list-item>
        <text:list-item>
          <text:p text:style-name="P55">Maximum of <text:span text:style-name="T7">64 KBytes of memory</text:span>: addresses of 16 bit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terrupts</text:h>
      <text:p text:style-name="SW_5f_Text">There are a total of 7 possible interrupts:</text:p>
      <text:list text:style-name="L9">
        <text:list-item>
          <text:p text:style-name="P107"><text:span text:style-name="T7">Invalid Instruction</text:span></text:p>
        </text:list-item>
        <text:list-item>
          <text:p text:style-name="P107"><text:span text:style-name="T7">Invalid Memory Location</text:span></text:p>
        </text:list-item>
        <text:list-item>
          <text:p text:style-name="P107"><text:span text:style-name="T7">Division by Zero</text:span></text:p>
        </text:list-item>
        <text:list-item>
          <text:p text:style-name="P107"><text:span text:style-name="T7">Timer Interrupt</text:span></text:p>
        </text:list-item>
        <text:list-item>
          <text:p text:style-name="P107"><text:span text:style-name="T7">Invalid World Command</text:span></text:p>
        </text:list-item>
        <text:list-item>
          <text:p text:style-name="P107"><text:span text:style-name="T7">World Event</text:span></text:p>
        </text:list-item>
        <text:list-item>
          <text:p text:style-name="P107"><text:span text:style-name="T7">Software Interrupt</text:span></text:p>
        </text:list-item>
      </text:list>
      <text:p text:style-name="SW_5f_Text">The register itp (Interrupt Table Pointer) is a pointer to the Interrupt Table in memory. The Interrupt Table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0">
        <text:list-item>
          <text:p text:style-name="P59">If the Interrupt Table Pointer is 0 all the interrupts are disabled</text:p>
        </text:list-item>
        <text:list-item>
          <text:p text:style-name="P59">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4"/>
        <table:table-column table:style-name="Táboa3.F"/>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A1" office:value-type="string" table:protected="true">
              <text:p text:style-name="SW_5f_TableIndex">r2</text:p>
            </table:table-cell>
            <table:table-cell table:style-name="Táboa3.A1" office:value-type="string" table:protected="true">
              <text:p text:style-name="SW_5f_TableIndex">r3</text:p>
            </table:table-cell>
            <table:table-cell table:style-name="Táboa3.F1" office:value-type="string" table:protected="true">
              <text:p text:style-name="SW_5f_TableIndex">r4</text:p>
            </table:table-cell>
          </table:table-row>
        </table:table-header-rows>
        <table:table-row>
          <table:table-cell table:style-name="Táboa3.A2" office:value-type="string">
            <text:p text:style-name="P14">Invalid Instruction</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Invalid Memory Location</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Division by Zero</text:p>
          </table:table-cell>
          <table:table-cell table:style-name="Táboa3.B2" office:value-type="string">
            <text:p text:style-name="SW_5f_Table">Type of instruction</text:p>
          </table:table-cell>
          <table:table-cell table:style-name="Táboa3.B2" office:value-type="string">
            <text:p text:style-name="SW_5f_Table">Instruction</text:p>
          </table:table-cell>
          <table:table-cell table:style-name="Táboa3.B2" office:value-type="string">
            <text:p text:style-name="SW_5f_Table">Location of the instruction</text:p>
          </table:table-cell>
          <table:table-cell table:style-name="Táboa3.B2" office:value-type="string">
            <text:p text:style-name="SW_5f_Table">First operator</text:p>
          </table:table-cell>
          <table:table-cell table:style-name="Táboa3.F2" office:value-type="string">
            <text:p text:style-name="SW_5f_Table">Second operator</text:p>
          </table:table-cell>
        </table:table-row>
        <table:table-row>
          <table:table-cell table:style-name="Táboa3.B2" office:value-type="string">
            <text:p text:style-name="P14">Timer Interrupt</text:p>
          </table:table-cell>
          <table:table-cell table:style-name="Táboa3.B2" office:value-type="string">
            <text:p text:style-name="SW_5f_Table">Type of instruction</text:p>
          </table:table-cell>
          <table:table-cell table:style-name="Táboa3.B2" office:value-type="string">
            <text:p text:style-name="SW_5f_Table"/>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Invalid World Command</text:p>
          </table:table-cell>
          <table:table-cell table:style-name="Táboa3.B2" office:value-type="string">
            <text:p text:style-name="SW_5f_Table">Type of instruction</text:p>
          </table:table-cell>
          <table:table-cell table:style-name="Táboa3.B2" office:value-type="string">
            <text:p text:style-name="SW_5f_Table">Command</text:p>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World Event</text:p>
          </table:table-cell>
          <table:table-cell table:style-name="Táboa3.B2" office:value-type="string">
            <text:p text:style-name="SW_5f_Table">Type of instruction</text:p>
          </table:table-cell>
          <table:table-cell table:style-name="Táboa3.B2" office:value-type="string">
            <text:p text:style-name="SW_5f_Table">Identificator of the event</text:p>
          </table:table-cell>
          <table:table-cell table:style-name="Táboa3.B2" office:value-type="string">
            <text:p text:style-name="SW_5f_Table">Information of the event</text:p>
          </table:table-cell>
          <table:table-cell table:style-name="Táboa3.B2" office:value-type="string">
            <text:p text:style-name="SW_5f_Table"/>
          </table:table-cell>
          <table:table-cell table:style-name="Táboa3.F2" office:value-type="string">
            <text:p text:style-name="SW_5f_Table"/>
          </table:table-cell>
        </table:table-row>
        <table:table-row>
          <table:table-cell table:style-name="Táboa3.B2" office:value-type="string">
            <text:p text:style-name="P14">Software Interrupt</text:p>
          </table:table-cell>
          <table:table-cell table:style-name="Táboa3.B2" office:value-type="string">
            <text:p text:style-name="SW_5f_Table">Type of instruction</text:p>
          </table:table-cell>
          <table:table-cell table:style-name="Táboa3.B2" office:value-type="string">
            <text:p text:style-name="SW_5f_Table">Information of the interrupt</text:p>
          </table:table-cell>
          <table:table-cell table:style-name="Táboa3.B2" office:value-type="string">
            <text:p text:style-name="SW_5f_Table"/>
          </table:table-cell>
          <table:table-cell table:style-name="Táboa3.B2" office:value-type="string">
            <text:p text:style-name="SW_5f_Table"/>
          </table:table-cell>
          <table:table-cell table:style-name="Táboa3.F2" office:value-type="string">
            <text:p text:style-name="SW_5f_Table"/>
          </table:table-cell>
        </table:table-row>
      </table:table>
      <text:p text:style-name="Table">Table <text:sequence text:ref-name="refTable1" text:name="Table" text:formula="ooow:Table+1" style:num-format="1">2</text:sequence>. Information of the interrupts</text:p>
      <text:h text:style-name="SW_5f_Title2" text:outline-level="2">Instruction types</text:h>
      <text:p text:style-name="SW_5f_Text"><text:span text:style-name="T5">As the CUP has a RISC architecture, a</text:span>ll the instructions occupy the same space: 32 bits.</text:p>
      <text:p text:style-name="SW_5f_Text">There are 5 types of instruction. All the instructions fix in one of this types. The identificator of each type is set by the number of parameters that the instruction have. There are two types of instructions with 3 parameters: one with 2 registers and an inmediate value and other with 3 registers.</text:p>
      <table:table table:name="Táboa4" table:style-name="Táboa4">
        <table:table-column table:style-name="Táboa4.A"/>
        <table:table-column table:style-name="Táboa4.B"/>
        <table:table-column table:style-name="Táboa4.C"/>
        <table:table-column table:style-name="Táboa4.D"/>
        <table:table-column table:style-name="Táboa4.B"/>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C2" table:number-columns-spanned="5" office:value-type="string">
            <text:p text:style-name="SW_5f_Text"/>
          </table:table-cell>
          <table:covered-table-cell/>
          <table:covered-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2</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C2" table:number-columns-spanned="3" office:value-type="string">
            <text:p text:style-name="SW_5f_Table">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office:value-type="string">
            <text:p text:style-name="SW_5f_Table"/>
          </table:table-cell>
          <table:table-cell table:style-name="Táboa4.C2" office:value-type="string">
            <text:p text:style-name="SW_5f_Table">Register</text:p>
          </table:table-cell>
        </table:table-row>
      </table:table>
      <text:p text:style-name="Table">Table <text:sequence text:ref-name="refTable2" text:name="Table" text:formula="ooow:Table+1" style:num-format="1">3</text:sequence>. Types of instruction</text:p>
      <text:h text:style-name="SW_5f_Title2" text:outline-level="2">Instruction set</text:h>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Load/Store instructions</text:h>
      <text:p text:style-name="SW_5f_Text">These are 4 types of instructions:</text:p>
      <text:list text:style-name="L11">
        <text:list-item>
          <text:p text:style-name="P61">Move: Instructions to move the value of a register to other register.</text:p>
        </text:list-item>
        <text:list-item>
          <text:p text:style-name="P61">Stack: Instructions to push/pop a value to/from the stack.</text:p>
        </text:list-item>
        <text:list-item>
          <text:p text:style-name="P61">Load: Instructions to load a value from memory to a register.</text:p>
        </text:list-item>
        <text:list-item>
          <text:p text:style-name="P61">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3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Binary codes</text:h>
      <text:p text:style-name="SW_5f_Text">These are the codes of the registers, interrupts and instructions.</text:p>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0" text:name="Table" text:formula="ooow:Table+1" style:num-format="1">11</text:sequence>. Binary codes of the registers</text:p>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Invalid Instruction</text:p>
          </table:table-cell>
          <table:table-cell table:style-name="Táboa13.B2" office:value-type="string">
            <text:p text:style-name="SW_5f_Table">0x0</text:p>
          </table:table-cell>
        </table:table-row>
        <table:table-row>
          <table:table-cell table:style-name="Táboa13.A3" office:value-type="string">
            <text:p text:style-name="P14">Invalid Memory Location</text:p>
          </table:table-cell>
          <table:table-cell table:style-name="Táboa13.B2" office:value-type="string">
            <text:p text:style-name="SW_5f_Table">0x1</text:p>
          </table:table-cell>
        </table:table-row>
        <table:table-row>
          <table:table-cell table:style-name="Táboa13.A2" office:value-type="string">
            <text:p text:style-name="P14">Division by Zero</text:p>
          </table:table-cell>
          <table:table-cell table:style-name="Táboa13.B2" office:value-type="string">
            <text:p text:style-name="SW_5f_Table">0x2</text:p>
          </table:table-cell>
        </table:table-row>
        <table:table-row>
          <table:table-cell table:style-name="Táboa13.A2" office:value-type="string">
            <text:p text:style-name="P14">Timer Interrupt</text:p>
          </table:table-cell>
          <table:table-cell table:style-name="Táboa13.B2" office:value-type="string">
            <text:p text:style-name="SW_5f_Table">0x3</text:p>
          </table:table-cell>
        </table:table-row>
        <table:table-row>
          <table:table-cell table:style-name="Táboa13.A2" office:value-type="string">
            <text:p text:style-name="P14">Invalid World Command</text:p>
          </table:table-cell>
          <table:table-cell table:style-name="Táboa13.B2" office:value-type="string">
            <text:p text:style-name="SW_5f_Table">0x4</text:p>
          </table:table-cell>
        </table:table-row>
        <table:table-row>
          <table:table-cell table:style-name="Táboa13.A2" office:value-type="string">
            <text:p text:style-name="P14">World Event</text:p>
          </table:table-cell>
          <table:table-cell table:style-name="Táboa13.B2" office:value-type="string">
            <text:p text:style-name="SW_5f_Table">0x5</text:p>
          </table:table-cell>
        </table:table-row>
        <table:table-row>
          <table:table-cell table:style-name="Táboa13.A2" office:value-type="string">
            <text:p text:style-name="P14">Software Interrupt</text:p>
          </table:table-cell>
          <table:table-cell table:style-name="Táboa13.B2" office:value-type="string">
            <text:p text:style-name="SW_5f_Table">0x6</text:p>
          </table:table-cell>
        </table:table-row>
      </table:table>
      <text:p text:style-name="Table">Table <text:sequence text:ref-name="refTable11" text:name="Table" text:formula="ooow:Table+1" style:num-format="1">12</text:sequence>. Interrupt codes</text:p>
      <table:table table:name="Táboa35" table:style-name="Táboa35">
        <table:table-column table:style-name="Táboa35.A" table:number-columns-repeated="2"/>
        <table:table-header-rows>
          <table:table-row>
            <table:table-cell table:style-name="Táboa35.A1" office:value-type="string">
              <text:p text:style-name="SW_5f_TableIndex">Event</text:p>
            </table:table-cell>
            <table:table-cell table:style-name="Táboa35.B1" office:value-type="string">
              <text:p text:style-name="SW_5f_TableIndex">Code</text:p>
            </table:table-cell>
          </table:table-row>
        </table:table-header-rows>
        <table:table-row>
          <table:table-cell table:style-name="Táboa35.A2" office:value-type="string">
            <text:p text:style-name="P14">Birth</text:p>
          </table:table-cell>
          <table:table-cell table:style-name="Táboa35.B2" office:value-type="string">
            <text:p text:style-name="SW_5f_Table">0x0</text:p>
          </table:table-cell>
        </table:table-row>
        <table:table-row>
          <table:table-cell table:style-name="Táboa35.A2" office:value-type="string">
            <text:p text:style-name="P14">Attack</text:p>
          </table:table-cell>
          <table:table-cell table:style-name="Táboa35.B2" office:value-type="string">
            <text:p text:style-name="SW_5f_Table">0x1</text:p>
          </table:table-cell>
        </table:table-row>
      </table:table>
      <text:p text:style-name="Table">Táboa <text:sequence text:ref-name="refTable34" text:name="Table" text:formula="ooow:Table+1" style:num-format="1">13</text:sequence>. Event code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table:number-columns-spanned="2" office:value-type="string">
            <text:p text:style-name="P14">Management instructions</text:p>
          </table:table-cell>
          <table:covered-table-cell/>
        </table:table-row>
        <table:table-row>
          <table:table-cell table:style-name="Táboa12.A3" office:value-type="string">
            <text:p text:style-name="SW_5f_Table">stop</text:p>
          </table:table-cell>
          <table:table-cell table:style-name="Táboa12.A2" office:value-type="string">
            <text:p text:style-name="SW_5f_Table">0x00</text:p>
          </table:table-cell>
        </table:table-row>
        <table:table-row>
          <table:table-cell table:style-name="Táboa12.A3" office:value-type="string">
            <text:p text:style-name="SW_5f_Table">restart</text:p>
          </table:table-cell>
          <table:table-cell table:style-name="Táboa12.A2" office:value-type="string">
            <text:p text:style-name="SW_5f_Table">0x01</text:p>
          </table:table-cell>
        </table:table-row>
        <table:table-row>
          <table:table-cell table:style-name="Táboa12.A2" table:number-columns-spanned="2" office:value-type="string">
            <text:p text:style-name="P14">Load/Store instructions</text:p>
          </table:table-cell>
          <table:covered-table-cell/>
        </table:table-row>
        <table:table-row>
          <table:table-cell table:style-name="Táboa12.A3" office:value-type="string">
            <text:p text:style-name="SW_5f_Table">move</text:p>
          </table:table-cell>
          <table:table-cell table:style-name="Táboa12.A2" office:value-type="string">
            <text:p text:style-name="SW_5f_Table">0x08</text:p>
          </table:table-cell>
        </table:table-row>
        <table:table-row>
          <table:table-cell table:style-name="Táboa12.A3" office:value-type="string">
            <text:p text:style-name="SW_5f_Table">swap</text:p>
          </table:table-cell>
          <table:table-cell table:style-name="Táboa12.A2" office:value-type="string">
            <text:p text:style-name="SW_5f_Table">0x0a</text:p>
          </table:table-cell>
        </table:table-row>
        <table:table-row>
          <table:table-cell table:style-name="Táboa12.A3" office:value-type="string">
            <text:p text:style-name="SW_5f_Table">push</text:p>
          </table:table-cell>
          <table:table-cell table:style-name="Táboa12.A2" office:value-type="string">
            <text:p text:style-name="SW_5f_Table">0x0c</text:p>
          </table:table-cell>
        </table:table-row>
        <table:table-row>
          <table:table-cell table:style-name="Táboa12.A3" office:value-type="string">
            <text:p text:style-name="SW_5f_Table">pop</text:p>
          </table:table-cell>
          <table:table-cell table:style-name="Táboa12.A2" office:value-type="string">
            <text:p text:style-name="SW_5f_Table">0x0e</text:p>
          </table:table-cell>
        </table:table-row>
        <table:table-row>
          <table:table-cell table:style-name="Táboa12.A3" office:value-type="string">
            <text:p text:style-name="SW_5f_Table">load</text:p>
          </table:table-cell>
          <table:table-cell table:style-name="Táboa12.A2" office:value-type="string">
            <text:p text:style-name="SW_5f_Table">0x10</text:p>
          </table:table-cell>
        </table:table-row>
        <table:table-row>
          <table:table-cell table:style-name="Táboa12.A3" office:value-type="string">
            <text:p text:style-name="SW_5f_Table">loadi</text:p>
          </table:table-cell>
          <table:table-cell table:style-name="Táboa12.A2" office:value-type="string">
            <text:p text:style-name="SW_5f_Table">0x11</text:p>
          </table:table-cell>
        </table:table-row>
        <table:table-row>
          <table:table-cell table:style-name="Táboa12.A3" office:value-type="string">
            <text:p text:style-name="SW_5f_Table">loadrr</text:p>
          </table:table-cell>
          <table:table-cell table:style-name="Táboa12.A2" office:value-type="string">
            <text:p text:style-name="SW_5f_Table">0x12</text:p>
          </table:table-cell>
        </table:table-row>
        <table:table-row>
          <table:table-cell table:style-name="Táboa12.A3" office:value-type="string">
            <text:p text:style-name="SW_5f_Table">loadri</text:p>
          </table:table-cell>
          <table:table-cell table:style-name="Táboa12.A2" office:value-type="string">
            <text:p text:style-name="SW_5f_Table">0x13</text:p>
          </table:table-cell>
        </table:table-row>
        <table:table-row>
          <table:table-cell table:style-name="Táboa12.A3" office:value-type="string">
            <text:p text:style-name="SW_5f_Table">store</text:p>
          </table:table-cell>
          <table:table-cell table:style-name="Táboa12.A2" office:value-type="string">
            <text:p text:style-name="SW_5f_Table">0x18</text:p>
          </table:table-cell>
        </table:table-row>
        <table:table-row>
          <table:table-cell table:style-name="Táboa12.A3" office:value-type="string">
            <text:p text:style-name="SW_5f_Table">storerr</text:p>
          </table:table-cell>
          <table:table-cell table:style-name="Táboa12.A2" office:value-type="string">
            <text:p text:style-name="SW_5f_Table">0x1a</text:p>
          </table:table-cell>
        </table:table-row>
        <table:table-row>
          <table:table-cell table:style-name="Táboa12.A3" office:value-type="string">
            <text:p text:style-name="SW_5f_Table">storeri</text:p>
          </table:table-cell>
          <table:table-cell table:style-name="Táboa12.A2" office:value-type="string">
            <text:p text:style-name="SW_5f_Table">0x1b</text:p>
          </table:table-cell>
        </table:table-row>
        <table:table-row>
          <table:table-cell table:style-name="Táboa12.A2" table:number-columns-spanned="2" office:value-type="string">
            <text:p text:style-name="P14">Function instructions</text:p>
          </table:table-cell>
          <table:covered-table-cell/>
        </table:table-row>
        <table:table-row>
          <table:table-cell table:style-name="Táboa12.A3" office:value-type="string">
            <text:p text:style-name="SW_5f_Table">call</text:p>
          </table:table-cell>
          <table:table-cell table:style-name="Táboa12.A2" office:value-type="string">
            <text:p text:style-name="SW_5f_Table">0x30</text:p>
          </table:table-cell>
        </table:table-row>
        <table:table-row>
          <table:table-cell table:style-name="Táboa12.A3" office:value-type="string">
            <text:p text:style-name="SW_5f_Table">int</text:p>
          </table:table-cell>
          <table:table-cell table:style-name="Táboa12.A2" office:value-type="string">
            <text:p text:style-name="SW_5f_Table">0x31</text:p>
          </table:table-cell>
        </table:table-row>
        <table:table-row>
          <table:table-cell table:style-name="Táboa12.A3" office:value-type="string">
            <text:p text:style-name="SW_5f_Table">ret</text:p>
          </table:table-cell>
          <table:table-cell table:style-name="Táboa12.A2" office:value-type="string">
            <text:p text:style-name="SW_5f_Table">0x34</text:p>
          </table:table-cell>
        </table:table-row>
        <table:table-row>
          <table:table-cell table:style-name="Táboa12.A3" office:value-type="string">
            <text:p text:style-name="SW_5f_Table">reti</text:p>
          </table:table-cell>
          <table:table-cell table:style-name="Táboa12.A2" office:value-type="string">
            <text:p text:style-name="SW_5f_Table">0x35</text:p>
          </table:table-cell>
        </table:table-row>
        <table:table-row>
          <table:table-cell table:style-name="Táboa12.A3" office:value-type="string">
            <text:p text:style-name="SW_5f_Table">world</text:p>
          </table:table-cell>
          <table:table-cell table:style-name="Táboa12.A2" office:value-type="string">
            <text:p text:style-name="SW_5f_Table">0x38</text:p>
          </table:table-cell>
        </table:table-row>
        <table:table-row>
          <table:table-cell table:style-name="Táboa12.A2" table:number-columns-spanned="2" office:value-type="string">
            <text:p text:style-name="P14">Comparission instructions</text:p>
          </table:table-cell>
          <table:covered-table-cell/>
        </table:table-row>
        <table:table-row>
          <table:table-cell table:style-name="Táboa12.A3" office:value-type="string">
            <text:p text:style-name="SW_5f_Table">b</text:p>
          </table:table-cell>
          <table:table-cell table:style-name="Táboa12.A2" office:value-type="string">
            <text:p text:style-name="SW_5f_Table">0x20</text:p>
          </table:table-cell>
        </table:table-row>
        <table:table-row>
          <table:table-cell table:style-name="Táboa12.A3" office:value-type="string">
            <text:p text:style-name="SW_5f_Table">beq</text:p>
          </table:table-cell>
          <table:table-cell table:style-name="Táboa12.A2" office:value-type="string">
            <text:p text:style-name="SW_5f_Table">0x21</text:p>
          </table:table-cell>
        </table:table-row>
        <table:table-row>
          <table:table-cell table:style-name="Táboa12.A3" office:value-type="string">
            <text:p text:style-name="SW_5f_Table">bne</text:p>
          </table:table-cell>
          <table:table-cell table:style-name="Táboa12.A2" office:value-type="string">
            <text:p text:style-name="SW_5f_Table">0x22</text:p>
          </table:table-cell>
        </table:table-row>
        <table:table-row>
          <table:table-cell table:style-name="Táboa12.A3" office:value-type="string">
            <text:p text:style-name="SW_5f_Table">blt</text:p>
          </table:table-cell>
          <table:table-cell table:style-name="Táboa12.A2" office:value-type="string">
            <text:p text:style-name="SW_5f_Table">0x23</text:p>
          </table:table-cell>
        </table:table-row>
        <table:table-row>
          <table:table-cell table:style-name="Táboa12.A3" office:value-type="string">
            <text:p text:style-name="SW_5f_Table">bltu</text:p>
          </table:table-cell>
          <table:table-cell table:style-name="Táboa12.A2" office:value-type="string">
            <text:p text:style-name="SW_5f_Table">0x24</text:p>
          </table:table-cell>
        </table:table-row>
        <table:table-row>
          <table:table-cell table:style-name="Táboa12.A3" office:value-type="string">
            <text:p text:style-name="SW_5f_Table">bgt</text:p>
          </table:table-cell>
          <table:table-cell table:style-name="Táboa12.A2" office:value-type="string">
            <text:p text:style-name="SW_5f_Table">0x25</text:p>
          </table:table-cell>
        </table:table-row>
        <table:table-row>
          <table:table-cell table:style-name="Táboa12.A3" office:value-type="string">
            <text:p text:style-name="SW_5f_Table">bgtu</text:p>
          </table:table-cell>
          <table:table-cell table:style-name="Táboa12.A2" office:value-type="string">
            <text:p text:style-name="SW_5f_Table">0x26</text:p>
          </table:table-cell>
        </table:table-row>
        <table:table-row>
          <table:table-cell table:style-name="Táboa12.A3" office:value-type="string">
            <text:p text:style-name="SW_5f_Table">ble</text:p>
          </table:table-cell>
          <table:table-cell table:style-name="Táboa12.A2" office:value-type="string">
            <text:p text:style-name="SW_5f_Table">0x27</text:p>
          </table:table-cell>
        </table:table-row>
        <table:table-row>
          <table:table-cell table:style-name="Táboa12.A3" office:value-type="string">
            <text:p text:style-name="SW_5f_Table">bleu</text:p>
          </table:table-cell>
          <table:table-cell table:style-name="Táboa12.A2" office:value-type="string">
            <text:p text:style-name="SW_5f_Table">0x28</text:p>
          </table:table-cell>
        </table:table-row>
        <table:table-row>
          <table:table-cell table:style-name="Táboa12.A3" office:value-type="string">
            <text:p text:style-name="SW_5f_Table">bge</text:p>
          </table:table-cell>
          <table:table-cell table:style-name="Táboa12.A2" office:value-type="string">
            <text:p text:style-name="SW_5f_Table">0x29</text:p>
          </table:table-cell>
        </table:table-row>
        <table:table-row>
          <table:table-cell table:style-name="Táboa12.A3" office:value-type="string">
            <text:p text:style-name="SW_5f_Table">bgeu</text:p>
          </table:table-cell>
          <table:table-cell table:style-name="Táboa12.A2" office:value-type="string">
            <text:p text:style-name="SW_5f_Table">0x2a</text:p>
          </table:table-cell>
        </table:table-row>
        <table:table-row>
          <table:table-cell table:style-name="Táboa12.A2" table:number-columns-spanned="2" office:value-type="string">
            <text:p text:style-name="P14">Arithmetic instructions</text:p>
          </table:table-cell>
          <table:covered-table-cell/>
        </table:table-row>
        <table:table-row>
          <table:table-cell table:style-name="Táboa12.A3" office:value-type="string">
            <text:p text:style-name="SW_5f_Table">add</text:p>
          </table:table-cell>
          <table:table-cell table:style-name="Táboa12.A2" office:value-type="string">
            <text:p text:style-name="SW_5f_Table">0x40</text:p>
          </table:table-cell>
        </table:table-row>
        <table:table-row>
          <table:table-cell table:style-name="Táboa12.A3" office:value-type="string">
            <text:p text:style-name="SW_5f_Table">addi</text:p>
          </table:table-cell>
          <table:table-cell table:style-name="Táboa12.A2" office:value-type="string">
            <text:p text:style-name="SW_5f_Table">0x41</text:p>
          </table:table-cell>
        </table:table-row>
        <table:table-row>
          <table:table-cell table:style-name="Táboa12.A3" office:value-type="string">
            <text:p text:style-name="SW_5f_Table">sub</text:p>
          </table:table-cell>
          <table:table-cell table:style-name="Táboa12.A2" office:value-type="string">
            <text:p text:style-name="SW_5f_Table">0x42</text:p>
          </table:table-cell>
        </table:table-row>
        <table:table-row>
          <table:table-cell table:style-name="Táboa12.A3" office:value-type="string">
            <text:p text:style-name="SW_5f_Table">subi</text:p>
          </table:table-cell>
          <table:table-cell table:style-name="Táboa12.A2" office:value-type="string">
            <text:p text:style-name="SW_5f_Table">0x43</text:p>
          </table:table-cell>
        </table:table-row>
        <table:table-row>
          <table:table-cell table:style-name="Táboa12.A3" office:value-type="string">
            <text:p text:style-name="SW_5f_Table">multl</text:p>
          </table:table-cell>
          <table:table-cell table:style-name="Táboa12.A2" office:value-type="string">
            <text:p text:style-name="SW_5f_Table">0x44</text:p>
          </table:table-cell>
        </table:table-row>
        <table:table-row>
          <table:table-cell table:style-name="Táboa12.A3" office:value-type="string">
            <text:p text:style-name="SW_5f_Table">multli</text:p>
          </table:table-cell>
          <table:table-cell table:style-name="Táboa12.A2" office:value-type="string">
            <text:p text:style-name="SW_5f_Table">0x45</text:p>
          </table:table-cell>
        </table:table-row>
        <table:table-row>
          <table:table-cell table:style-name="Táboa12.A3" office:value-type="string">
            <text:p text:style-name="SW_5f_Table">multlu</text:p>
          </table:table-cell>
          <table:table-cell table:style-name="Táboa12.A2" office:value-type="string">
            <text:p text:style-name="SW_5f_Table">0x46</text:p>
          </table:table-cell>
        </table:table-row>
        <table:table-row>
          <table:table-cell table:style-name="Táboa12.A3" office:value-type="string">
            <text:p text:style-name="SW_5f_Table">multlui</text:p>
          </table:table-cell>
          <table:table-cell table:style-name="Táboa12.A2" office:value-type="string">
            <text:p text:style-name="SW_5f_Table">0x47</text:p>
          </table:table-cell>
        </table:table-row>
        <table:table-row>
          <table:table-cell table:style-name="Táboa12.A3" office:value-type="string">
            <text:p text:style-name="SW_5f_Table">multh</text:p>
          </table:table-cell>
          <table:table-cell table:style-name="Táboa12.A2" office:value-type="string">
            <text:p text:style-name="SW_5f_Table">0x48</text:p>
          </table:table-cell>
        </table:table-row>
        <table:table-row>
          <table:table-cell table:style-name="Táboa12.A3" office:value-type="string">
            <text:p text:style-name="SW_5f_Table">multhi</text:p>
          </table:table-cell>
          <table:table-cell table:style-name="Táboa12.A2" office:value-type="string">
            <text:p text:style-name="SW_5f_Table">0x49</text:p>
          </table:table-cell>
        </table:table-row>
        <table:table-row>
          <table:table-cell table:style-name="Táboa12.A3" office:value-type="string">
            <text:p text:style-name="SW_5f_Table">multhu</text:p>
          </table:table-cell>
          <table:table-cell table:style-name="Táboa12.A2" office:value-type="string">
            <text:p text:style-name="SW_5f_Table">0x4a</text:p>
          </table:table-cell>
        </table:table-row>
        <table:table-row>
          <table:table-cell table:style-name="Táboa12.A3" office:value-type="string">
            <text:p text:style-name="SW_5f_Table">multhui</text:p>
          </table:table-cell>
          <table:table-cell table:style-name="Táboa12.A2" office:value-type="string">
            <text:p text:style-name="SW_5f_Table">0x4b</text:p>
          </table:table-cell>
        </table:table-row>
        <table:table-row>
          <table:table-cell table:style-name="Táboa12.A3" office:value-type="string">
            <text:p text:style-name="SW_5f_Table">div</text:p>
          </table:table-cell>
          <table:table-cell table:style-name="Táboa12.A2" office:value-type="string">
            <text:p text:style-name="SW_5f_Table">0x4c</text:p>
          </table:table-cell>
        </table:table-row>
        <table:table-row>
          <table:table-cell table:style-name="Táboa12.A3" office:value-type="string">
            <text:p text:style-name="SW_5f_Table">divi</text:p>
          </table:table-cell>
          <table:table-cell table:style-name="Táboa12.A2" office:value-type="string">
            <text:p text:style-name="SW_5f_Table">0x4d</text:p>
          </table:table-cell>
        </table:table-row>
        <table:table-row>
          <table:table-cell table:style-name="Táboa12.A3" office:value-type="string">
            <text:p text:style-name="SW_5f_Table">divu</text:p>
          </table:table-cell>
          <table:table-cell table:style-name="Táboa12.A2" office:value-type="string">
            <text:p text:style-name="SW_5f_Table">0x4e</text:p>
          </table:table-cell>
        </table:table-row>
        <table:table-row>
          <table:table-cell table:style-name="Táboa12.A3" office:value-type="string">
            <text:p text:style-name="SW_5f_Table">divui</text:p>
          </table:table-cell>
          <table:table-cell table:style-name="Táboa12.A2" office:value-type="string">
            <text:p text:style-name="SW_5f_Table">0x4f</text:p>
          </table:table-cell>
        </table:table-row>
        <table:table-row>
          <table:table-cell table:style-name="Táboa12.A3" office:value-type="string">
            <text:p text:style-name="SW_5f_Table">mod</text:p>
          </table:table-cell>
          <table:table-cell table:style-name="Táboa12.A2" office:value-type="string">
            <text:p text:style-name="SW_5f_Table">0x50</text:p>
          </table:table-cell>
        </table:table-row>
        <table:table-row>
          <table:table-cell table:style-name="Táboa12.A3" office:value-type="string">
            <text:p text:style-name="SW_5f_Table">modi</text:p>
          </table:table-cell>
          <table:table-cell table:style-name="Táboa12.A2" office:value-type="string">
            <text:p text:style-name="SW_5f_Table">0x51</text:p>
          </table:table-cell>
        </table:table-row>
        <table:table-row>
          <table:table-cell table:style-name="Táboa12.A3" office:value-type="string">
            <text:p text:style-name="SW_5f_Table">modu</text:p>
          </table:table-cell>
          <table:table-cell table:style-name="Táboa12.A2" office:value-type="string">
            <text:p text:style-name="SW_5f_Table">0x52</text:p>
          </table:table-cell>
        </table:table-row>
        <table:table-row>
          <table:table-cell table:style-name="Táboa12.A3" office:value-type="string">
            <text:p text:style-name="SW_5f_Table">modui</text:p>
          </table:table-cell>
          <table:table-cell table:style-name="Táboa12.A2" office:value-type="string">
            <text:p text:style-name="SW_5f_Table">0x53</text:p>
          </table:table-cell>
        </table:table-row>
        <table:table-row>
          <table:table-cell table:style-name="Táboa12.A2" table:number-columns-spanned="2" office:value-type="string">
            <text:p text:style-name="P14">Logical instructions</text:p>
          </table:table-cell>
          <table:covered-table-cell/>
        </table:table-row>
        <table:table-row>
          <table:table-cell table:style-name="Táboa12.A3" office:value-type="string">
            <text:p text:style-name="SW_5f_Table">not</text:p>
          </table:table-cell>
          <table:table-cell table:style-name="Táboa12.A2" office:value-type="string">
            <text:p text:style-name="SW_5f_Table">0x60</text:p>
          </table:table-cell>
        </table:table-row>
        <table:table-row>
          <table:table-cell table:style-name="Táboa12.A3" office:value-type="string">
            <text:p text:style-name="SW_5f_Table">or</text:p>
          </table:table-cell>
          <table:table-cell table:style-name="Táboa12.A2" office:value-type="string">
            <text:p text:style-name="SW_5f_Table">0x68</text:p>
          </table:table-cell>
        </table:table-row>
        <table:table-row>
          <table:table-cell table:style-name="Táboa12.A3" office:value-type="string">
            <text:p text:style-name="SW_5f_Table">ori</text:p>
          </table:table-cell>
          <table:table-cell table:style-name="Táboa12.A2" office:value-type="string">
            <text:p text:style-name="SW_5f_Table">0x69</text:p>
          </table:table-cell>
        </table:table-row>
        <table:table-row>
          <table:table-cell table:style-name="Táboa12.A3" office:value-type="string">
            <text:p text:style-name="SW_5f_Table">and</text:p>
          </table:table-cell>
          <table:table-cell table:style-name="Táboa12.A2" office:value-type="string">
            <text:p text:style-name="SW_5f_Table">0x6a</text:p>
          </table:table-cell>
        </table:table-row>
        <table:table-row>
          <table:table-cell table:style-name="Táboa12.A3" office:value-type="string">
            <text:p text:style-name="SW_5f_Table">andi</text:p>
          </table:table-cell>
          <table:table-cell table:style-name="Táboa12.A2" office:value-type="string">
            <text:p text:style-name="SW_5f_Table">0x6b</text:p>
          </table:table-cell>
        </table:table-row>
        <table:table-row>
          <table:table-cell table:style-name="Táboa12.A3" office:value-type="string">
            <text:p text:style-name="SW_5f_Table">xor</text:p>
          </table:table-cell>
          <table:table-cell table:style-name="Táboa12.A2" office:value-type="string">
            <text:p text:style-name="SW_5f_Table">0x6c</text:p>
          </table:table-cell>
        </table:table-row>
        <table:table-row>
          <table:table-cell table:style-name="Táboa12.A3" office:value-type="string">
            <text:p text:style-name="SW_5f_Table">xori</text:p>
          </table:table-cell>
          <table:table-cell table:style-name="Táboa12.A2" office:value-type="string">
            <text:p text:style-name="SW_5f_Table">0x6d</text:p>
          </table:table-cell>
        </table:table-row>
        <table:table-row>
          <table:table-cell table:style-name="Táboa12.A2" table:number-columns-spanned="2" office:value-type="string">
            <text:p text:style-name="P14">Shift instructions</text:p>
          </table:table-cell>
          <table:covered-table-cell/>
        </table:table-row>
        <table:table-row>
          <table:table-cell table:style-name="Táboa12.A3" office:value-type="string">
            <text:p text:style-name="SW_5f_Table">sll</text:p>
          </table:table-cell>
          <table:table-cell table:style-name="Táboa12.A2" office:value-type="string">
            <text:p text:style-name="SW_5f_Table">0x70</text:p>
          </table:table-cell>
        </table:table-row>
        <table:table-row>
          <table:table-cell table:style-name="Táboa12.A3" office:value-type="string">
            <text:p text:style-name="SW_5f_Table">slli</text:p>
          </table:table-cell>
          <table:table-cell table:style-name="Táboa12.A2" office:value-type="string">
            <text:p text:style-name="SW_5f_Table">0x71</text:p>
          </table:table-cell>
        </table:table-row>
        <table:table-row>
          <table:table-cell table:style-name="Táboa12.A3" office:value-type="string">
            <text:p text:style-name="SW_5f_Table">srl</text:p>
          </table:table-cell>
          <table:table-cell table:style-name="Táboa12.A2" office:value-type="string">
            <text:p text:style-name="SW_5f_Table">0x72</text:p>
          </table:table-cell>
        </table:table-row>
        <table:table-row>
          <table:table-cell table:style-name="Táboa12.A3" office:value-type="string">
            <text:p text:style-name="SW_5f_Table">srli</text:p>
          </table:table-cell>
          <table:table-cell table:style-name="Táboa12.A2" office:value-type="string">
            <text:p text:style-name="SW_5f_Table">0x73</text:p>
          </table:table-cell>
        </table:table-row>
        <table:table-row>
          <table:table-cell table:style-name="Táboa12.A3" office:value-type="string">
            <text:p text:style-name="SW_5f_Table">sla</text:p>
          </table:table-cell>
          <table:table-cell table:style-name="Táboa12.A2" office:value-type="string">
            <text:p text:style-name="SW_5f_Table">0x74</text:p>
          </table:table-cell>
        </table:table-row>
        <table:table-row>
          <table:table-cell table:style-name="Táboa12.A3" office:value-type="string">
            <text:p text:style-name="SW_5f_Table">slai</text:p>
          </table:table-cell>
          <table:table-cell table:style-name="Táboa12.A2" office:value-type="string">
            <text:p text:style-name="SW_5f_Table">0x75</text:p>
          </table:table-cell>
        </table:table-row>
        <table:table-row>
          <table:table-cell table:style-name="Táboa12.A3" office:value-type="string">
            <text:p text:style-name="SW_5f_Table">sra</text:p>
          </table:table-cell>
          <table:table-cell table:style-name="Táboa12.A2" office:value-type="string">
            <text:p text:style-name="SW_5f_Table">0x76</text:p>
          </table:table-cell>
        </table:table-row>
        <table:table-row>
          <table:table-cell table:style-name="Táboa12.A3" office:value-type="string">
            <text:p text:style-name="SW_5f_Table">srai</text:p>
          </table:table-cell>
          <table:table-cell table:style-name="Táboa12.A2" office:value-type="string">
            <text:p text:style-name="SW_5f_Table">0x77</text:p>
          </table:table-cell>
        </table:table-row>
        <table:table-row>
          <table:table-cell table:style-name="Táboa12.A3" office:value-type="string">
            <text:p text:style-name="SW_5f_Table">rl</text:p>
          </table:table-cell>
          <table:table-cell table:style-name="Táboa12.A2" office:value-type="string">
            <text:p text:style-name="SW_5f_Table">0x78</text:p>
          </table:table-cell>
        </table:table-row>
        <table:table-row>
          <table:table-cell table:style-name="Táboa12.A3" office:value-type="string">
            <text:p text:style-name="SW_5f_Table">rli</text:p>
          </table:table-cell>
          <table:table-cell table:style-name="Táboa12.A2" office:value-type="string">
            <text:p text:style-name="SW_5f_Table">0x79</text:p>
          </table:table-cell>
        </table:table-row>
        <table:table-row>
          <table:table-cell table:style-name="Táboa12.A3" office:value-type="string">
            <text:p text:style-name="SW_5f_Table">rr</text:p>
          </table:table-cell>
          <table:table-cell table:style-name="Táboa12.A2" office:value-type="string">
            <text:p text:style-name="SW_5f_Table">0x7a</text:p>
          </table:table-cell>
        </table:table-row>
        <table:table-row>
          <table:table-cell table:style-name="Táboa12.A3" office:value-type="string">
            <text:p text:style-name="SW_5f_Table">rri</text:p>
          </table:table-cell>
          <table:table-cell table:style-name="Táboa12.A2" office:value-type="string">
            <text:p text:style-name="SW_5f_Table">0x7b</text:p>
          </table:table-cell>
        </table:table-row>
      </table:table>
      <text:p text:style-name="Table">Table <text:sequence text:ref-name="refTable12" text:name="Table" text:formula="ooow:Table+1" style:num-format="1">14</text:sequence>. Instruction codes</text:p>
      <text:p text:style-name="SW_5f_Text"/>
      <text:h text:style-name="P20" text:outline-level="1">Simple World Language</text:h>
      <text:p text:style-name="SW_5f_Text">Simple World Language, or SWL for short, is the language in which the code of the bugs is written. SWL is a assembler language. It needs to be a low level language for several reasons:</text:p>
      <text:list text:style-name="L12">
        <text:list-item>
          <text:p text:style-name="P65">Understanding of the mutations: each mutation can be seen as a instruction in SWL.</text:p>
        </text:list-item>
        <text:list-item>
          <text:p text:style-name="P65">Dispersio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pc register is <text:span text:style-name="SWL_5f_Data">0x00000000</text:span>, the firs instruction to be executed is the one located at the begining of the code.</text:p>
      <text:h text:style-name="SW_5f_Title3" text:outline-level="3">Numbers</text:h>
      <text:p text:style-name="SW_5f_Text">Numerical values can be added to the code. This values must be 32 bits.written in hexadecimal bas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Innecesary includes</text:span></text:p>
      <text:p text:style-name="SW_5f_Code"><text:span text:style-name="SWL_5f_Preprocessor">.include</text:span> <text:span text:style-name="SWL_5f_String">"alloc.swl"</text:span></text:p>
      <text:p text:style-name="SW_5f_Code"><text:span text:style-name="SWL_5f_Preprocessor">.include</text:span> <text:span text:style-name="SWL_5f_String">"time.swl"</text:span></text:p>
      <text:p text:style-name="SW_5f_Code"><text:span text:style-name="SWL_5f_Preprocessor">.include</text:span> <text:span text:style-name="SWL_5f_String">"random.swl"</text:span></text:p>
      <text:p text:style-name="SW_5f_Code"/>
      <text:p text:style-name="SW_5f_Code"><text:span text:style-name="SWL_5f_Comment"># Block of memory unused of 1024 bytes</text:span></text:p>
      <text:p text:style-name="SW_5f_Code"><text:span text:style-name="SWL_5f_Preprocessor">.label</text:span> <text:span text:style-name="SWL_5f_Constant">unused_block</text:span></text:p>
      <text:p text:style-name="SW_5f_Code"><text:span text:style-name="SWL_5f_Preprocessor">.block</text:span> <text:span text:style-name="SWL_5f_Data">1024</text:span></text:p>
      <text:p text:style-name="SW_5f_Code"/>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tab/><text:tab/><text:span text:style-name="SWL_5f_Comment"># call 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text:span text:style-name="SWL_5f_Preprocessor">.label</text:span><text:span text:style-name="SWL_5f_Comment"> </text:span><text:span text:style-name="SWL_5f_Constant">END</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3">
        <text:list-item>
          <text:p text:style-name="P67">Read the content of the source file.</text:p>
        </text:list-item>
        <text:list-item>
          <text:p text:style-name="P67">Replace the includes with the outer files.</text:p>
        </text:list-item>
        <text:list-item>
          <text:p text:style-name="P67">Look for the indentifiers and the labels and replace them with their values.</text:p>
        </text:list-item>
        <text:list-item>
          <text:p text:style-name="P67">Look for the addresses redefinition and store this information.</text:p>
        </text:list-item>
        <text:list-item>
          <text:p text:style-name="P67">Create a empty file of the size defined in the source: use the default value if the size is not set.</text:p>
        </text:list-item>
        <text:list-item>
          <text:p text:style-name="P67">Start to translate line to line the source code to the binary code and save it to the correct addres.</text:p>
        </text:list-item>
      </text:list>
      <text:p text:style-name="SW_5f_Text">The compiler have several parameters:</text:p>
      <text:list text:style-name="L14">
        <text:list-item>
          <text:p text:style-name="P73">Input source file.</text:p>
        </text:list-item>
        <text:list-item>
          <text:p text:style-name="P73">Output binary file.</text:p>
        </text:list-item>
        <text:list-item>
          <text:p text:style-name="P73">(Optional) Include path: several include paths can be set. The include path is where the compiler search for includes files.</text:p>
        </text:list-item>
        <text:list-item>
          <text:p text:style-name="P73">(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5">
        <text:list-item>
          <text:p text:style-name="P77">Input binary file.</text:p>
        </text:list-item>
        <text:list-item>
          <text:p text:style-name="P77">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ext:p text:style-name="P12">Constant</text:p>
            </table:table-cell>
            <table:table-cell table:style-name="Táboa14.B1" office:value-type="string">
              <text:p text:style-name="P12"/>
            </table:table-cell>
          </table:table-row>
        </table:table-header-rows>
        <table:table-row>
          <table:table-cell table:style-name="Táboa14.A2" office:value-type="string">
            <text:p text:style-name="P13">ACTION_NOTHING</text:p>
          </table:table-cell>
          <table:table-cell table:style-name="Táboa14.B2" office:value-type="string">
            <text:p text:style-name="P13">Do nothing.</text:p>
          </table:table-cell>
        </table:table-row>
        <table:table-row>
          <table:table-cell table:style-name="Táboa14.A2" office:value-type="string">
            <text:p text:style-name="P13">ACTION_ID</text:p>
          </table:table-cell>
          <table:table-cell table:style-name="Táboa14.B2" office:value-type="string">
            <text:p text:style-name="P13">Get the ID fo the bug itself.</text:p>
          </table:table-cell>
        </table:table-row>
        <table:table-row>
          <table:table-cell table:style-name="Táboa14.A2" office:value-type="string">
            <text:p text:style-name="P13">ACTION_ENERGY</text:p>
          </table:table-cell>
          <table:table-cell table:style-name="Táboa14.B2" office:value-type="string">
            <text:p text:style-name="P13">Get the energy fo the bug itself.</text:p>
          </table:table-cell>
        </table:table-row>
        <table:table-row>
          <table:table-cell table:style-name="Táboa14.A2" office:value-type="string">
            <text:p text:style-name="P13">ACTION_POSITION</text:p>
          </table:table-cell>
          <table:table-cell table:style-name="Táboa14.B2" office:value-type="string">
            <text:p text:style-name="P13">Get the position fo the bug itself.</text:p>
          </table:table-cell>
        </table:table-row>
        <table:table-row>
          <table:table-cell table:style-name="Táboa14.A2" office:value-type="string">
            <text:p text:style-name="P13">ACTION_ORIENTATION</text:p>
          </table:table-cell>
          <table:table-cell table:style-name="Táboa14.B2" office:value-type="string">
            <text:p text:style-name="P13">Get the orientation fo the bug itself.</text:p>
          </table:table-cell>
        </table:table-row>
        <table:table-row>
          <table:table-cell table:style-name="Táboa14.A2" office:value-type="string">
            <text:p text:style-name="P13">ACTION_DETECT</text:p>
          </table:table-cell>
          <table:table-cell table:style-name="Táboa14.B2" office:value-type="string">
            <text:p text:style-name="P13">Detect a object in front of the bug.</text:p>
          </table:table-cell>
        </table:table-row>
        <table:table-row>
          <table:table-cell table:style-name="Táboa14.A2" office:value-type="string">
            <text:p text:style-name="P13">ACTION_MOVE_FORWARD</text:p>
          </table:table-cell>
          <table:table-cell table:style-name="Táboa14.B2" office:value-type="string">
            <text:p text:style-name="P13">Move forward.</text:p>
          </table:table-cell>
        </table:table-row>
        <table:table-row>
          <table:table-cell table:style-name="Táboa14.A2" office:value-type="string">
            <text:p text:style-name="P13">ACTION_MOVE_BACKWARD</text:p>
          </table:table-cell>
          <table:table-cell table:style-name="Táboa14.B2" office:value-type="string">
            <text:p text:style-name="P13">Move backward.</text:p>
          </table:table-cell>
        </table:table-row>
        <table:table-row>
          <table:table-cell table:style-name="Táboa14.A2" office:value-type="string">
            <text:p text:style-name="P13">ACTION_TURN_LEFT</text:p>
          </table:table-cell>
          <table:table-cell table:style-name="Táboa14.B2" office:value-type="string">
            <text:p text:style-name="P13">Move to the left.</text:p>
          </table:table-cell>
        </table:table-row>
        <table:table-row>
          <table:table-cell table:style-name="Táboa14.A2" office:value-type="string">
            <text:p text:style-name="P13">ACTION_TURN_RIGHT</text:p>
          </table:table-cell>
          <table:table-cell table:style-name="Táboa14.B2" office:value-type="string">
            <text:p text:style-name="P13">Move to the right.</text:p>
          </table:table-cell>
        </table:table-row>
        <table:table-row>
          <table:table-cell table:style-name="Táboa14.A2" office:value-type="string">
            <text:p text:style-name="P13">ACTION_ATTACK</text:p>
          </table:table-cell>
          <table:table-cell table:style-name="Táboa14.B2" office:value-type="string">
            <text:p text:style-name="P13">Attack the bug that is in front of the bug.</text:p>
          </table:table-cell>
        </table:table-row>
        <table:table-row>
          <table:table-cell table:style-name="Táboa14.A2" office:value-type="string">
            <text:p text:style-name="P13">ACTION_DEFEND</text:p>
          </table:table-cell>
          <table:table-cell table:style-name="Táboa14.B2" office:value-type="string">
            <text:p text:style-name="P13">Defend from the bug that is in front of the bug.</text:p>
          </table:table-cell>
        </table:table-row>
        <table:table-row>
          <table:table-cell table:style-name="Táboa14.A2" office:value-type="string">
            <text:p text:style-name="P13">ACTION_EGG</text:p>
          </table:table-cell>
          <table:table-cell table:style-name="Táboa14.B2" office:value-type="string">
            <text:p text:style-name="P13">Create a egg</text:p>
          </table:table-cell>
        </table:table-row>
      </table:table>
      <text:p text:style-name="Table">Table <text:sequence text:ref-name="refTable13" text:name="Table" text:formula="ooow:Table+1" style:num-format="1">1</text:sequence>. Constants of actions.swl</text:p>
      <text:h text:style-name="SW_5f_Title3" text:outline-level="3">alloc.swl</text:h>
      <text:p text:style-name="SW_5f_Text">A memory allocator.</text:p>
      <table:table table:name="Táboa15" table:style-name="Táboa15">
        <table:table-column table:style-name="Táboa15.A"/>
        <table:table-column table:style-name="Táboa15.B"/>
        <table:table-header-rows>
          <table:table-row>
            <table:table-cell table:style-name="Táboa15.A1" office:value-type="string">
              <text:p text:style-name="P12">Function</text:p>
            </table:table-cell>
            <table:table-cell table:style-name="Táboa15.B1" office:value-type="string">
              <text:p text:style-name="P12"/>
            </table:table-cell>
          </table:table-row>
        </table:table-header-rows>
        <table:table-row>
          <table:table-cell table:style-name="Táboa15.A2" office:value-type="string">
            <text:p text:style-name="SW_5f_Text">alloc_init</text:p>
          </table:table-cell>
          <table:table-cell table:style-name="Táboa15.B2" office:value-type="string">
            <text:p text:style-name="SW_5f_Text">Initializes the memory allocator.</text:p>
          </table:table-cell>
        </table:table-row>
        <table:table-row>
          <table:table-cell table:style-name="Táboa15.A2" office:value-type="string">
            <text:p text:style-name="SW_5f_Text">alloc_alloc</text:p>
          </table:table-cell>
          <table:table-cell table:style-name="Táboa15.B2" office:value-type="string">
            <text:p text:style-name="SW_5f_Text">Allocate a block of memory.</text:p>
          </table:table-cell>
        </table:table-row>
        <table:table-row>
          <table:table-cell table:style-name="Táboa15.A2" office:value-type="string">
            <text:p text:style-name="SW_5f_Text">alloc_resize</text:p>
          </table:table-cell>
          <table:table-cell table:style-name="Táboa15.B2" office:value-type="string">
            <text:p text:style-name="SW_5f_Text">Resize a block of memory.</text:p>
          </table:table-cell>
        </table:table-row>
        <table:table-row>
          <table:table-cell table:style-name="Táboa15.A2" office:value-type="string">
            <text:p text:style-name="SW_5f_Text">alloc_free</text:p>
          </table:table-cell>
          <table:table-cell table:style-name="Táboa15.B2" office:value-type="string">
            <text:p text:style-name="SW_5f_Text">Free a block of memory.</text:p>
          </table:table-cell>
        </table:table-row>
      </table:table>
      <text:p text:style-name="Table">Táboa <text:sequence text:ref-name="refTable14" text:name="Table" text:formula="ooow:Table+1" style:num-format="1">2</text:sequence>. Functions of alloc.swl</text:p>
      <text:h text:style-name="SW_5f_Title3" text:outline-level="3">chars.swl</text:h>
      <text:p text:style-name="SW_5f_Text">Definition of the ASCII values for the alphanumerical values.</text:p>
      <table:table table:name="Táboa16" table:style-name="Táboa16">
        <table:table-column table:style-name="Táboa16.A"/>
        <table:table-column table:style-name="Táboa16.B"/>
        <table:table-header-rows>
          <table:table-row>
            <table:table-cell table:style-name="Táboa16.A1" office:value-type="string">
              <text:p text:style-name="P12">Constant</text:p>
            </table:table-cell>
            <table:table-cell table:style-name="Táboa16.B1" office:value-type="string">
              <text:p text:style-name="P12"/>
            </table:table-cell>
          </table:table-row>
        </table:table-header-rows>
        <table:table-row>
          <table:table-cell table:style-name="Táboa16.A2" office:value-type="string">
            <text:p text:style-name="SW_5f_Text">CHAR_0 to CHAR_9</text:p>
          </table:table-cell>
          <table:table-cell table:style-name="Táboa16.B2" office:value-type="string">
            <text:p text:style-name="SW_5f_Text">Numerical numbers</text:p>
          </table:table-cell>
        </table:table-row>
        <table:table-row>
          <table:table-cell table:style-name="Táboa16.A2" office:value-type="string">
            <text:p text:style-name="SW_5f_Text">CHAR_A to CHAR_Z</text:p>
          </table:table-cell>
          <table:table-cell table:style-name="Táboa16.B2" office:value-type="string">
            <text:p text:style-name="SW_5f_Text">Alphabetic characters.</text:p>
          </table:table-cell>
        </table:table-row>
        <table:table-row>
          <table:table-cell table:style-name="Táboa16.A2" office:value-type="string">
            <text:p text:style-name="SW_5f_Text">CHAR_SP</text:p>
          </table:table-cell>
          <table:table-cell table:style-name="Táboa16.B2" office:value-type="string">
            <text:p text:style-name="SW_5f_Text">Space.</text:p>
          </table:table-cell>
        </table:table-row>
        <table:table-row>
          <table:table-cell table:style-name="Táboa16.A2" office:value-type="string">
            <text:p text:style-name="SW_5f_Text">CHAR_END</text:p>
          </table:table-cell>
          <table:table-cell table:style-name="Táboa16.B2" office:value-type="string">
            <text:p text:style-name="SW_5f_Text">End of string.</text:p>
          </table:table-cell>
        </table:table-row>
      </table:table>
      <text:p text:style-name="Table">Táboa <text:sequence text:ref-name="refTable15" text:name="Table" text:formula="ooow:Table+1" style:num-format="1">3</text:sequence>. Constants of chars.swl</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ext:p text:style-name="P12">Variable</text:p>
            </table:table-cell>
            <table:table-cell table:style-name="Táboa18.B1" office:value-type="string">
              <text:p text:style-name="P12"/>
            </table:table-cell>
          </table:table-row>
        </table:table-header-rows>
        <table:table-row>
          <table:table-cell table:style-name="Táboa18.A2" office:value-type="string">
            <text:p text:style-name="SW_5f_Text">error_error</text:p>
          </table:table-cell>
          <table:table-cell table:style-name="Táboa18.B2" office:value-type="string">
            <text:p text:style-name="SW_5f_Text">Value of the last error.</text:p>
          </table:table-cell>
        </table:table-row>
      </table:table>
      <text:p text:style-name="Table">Táboa <text:sequence text:ref-name="refTable16" text:name="Table" text:formula="ooow:Table+1" style:num-format="1">4</text:sequence>. Variables of error.swl</text:p>
      <text:p text:style-name="SW_5f_Text"/>
      <table:table table:name="Táboa17" table:style-name="Táboa17">
        <table:table-column table:style-name="Táboa17.A"/>
        <table:table-column table:style-name="Táboa17.B"/>
        <table:table-column table:style-name="Táboa17.C"/>
        <table:table-header-rows>
          <table:table-row>
            <table:table-cell table:style-name="Táboa17.A1" office:value-type="string">
              <text:p text:style-name="P12">Constant</text:p>
            </table:table-cell>
            <table:table-cell table:style-name="Táboa17.A1" office:value-type="string">
              <text:p text:style-name="P12">Where is used</text:p>
            </table:table-cell>
            <table:table-cell table:style-name="Táboa17.C1" office:value-type="string">
              <text:p text:style-name="P12"/>
            </table:table-cell>
          </table:table-row>
        </table:table-header-rows>
        <table:table-row>
          <table:table-cell table:style-name="Táboa17.A2" office:value-type="string">
            <text:p text:style-name="SW_5f_Text">ERROR_NOERROR</text:p>
          </table:table-cell>
          <table:table-cell table:style-name="Táboa17.A2" office:value-type="string">
            <text:p text:style-name="SW_5f_Text"/>
          </table:table-cell>
          <table:table-cell table:style-name="Táboa17.C2" office:value-type="string">
            <text:p text:style-name="SW_5f_Text">No error.</text:p>
          </table:table-cell>
        </table:table-row>
        <table:table-row>
          <table:table-cell table:style-name="Táboa17.A2" office:value-type="string">
            <text:p text:style-name="SW_5f_Text">ERROR_NOFUNC</text:p>
          </table:table-cell>
          <table:table-cell table:style-name="Táboa17.A2" office:value-type="string">
            <text:p text:style-name="SW_5f_Text"/>
          </table:table-cell>
          <table:table-cell table:style-name="Táboa17.C2" office:value-type="string">
            <text:p text:style-name="SW_5f_Text">Function not implemented.</text:p>
          </table:table-cell>
        </table:table-row>
        <table:table-row>
          <table:table-cell table:style-name="Táboa17.A2" office:value-type="string">
            <text:p text:style-name="SW_5f_Text">ERROR_INVAL</text:p>
          </table:table-cell>
          <table:table-cell table:style-name="Táboa17.A2" office:value-type="string">
            <text:p text:style-name="SW_5f_Text"/>
          </table:table-cell>
          <table:table-cell table:style-name="Táboa17.C2" office:value-type="string">
            <text:p text:style-name="SW_5f_Text">Invalid argument.</text:p>
          </table:table-cell>
        </table:table-row>
        <table:table-row>
          <table:table-cell table:style-name="Táboa17.A2" office:value-type="string">
            <text:p text:style-name="SW_5f_Text">ERROR_RANGE</text:p>
          </table:table-cell>
          <table:table-cell table:style-name="Táboa17.A2" office:value-type="string">
            <text:p text:style-name="SW_5f_Text"/>
          </table:table-cell>
          <table:table-cell table:style-name="Táboa17.C2" office:value-type="string">
            <text:p text:style-name="SW_5f_Text">Math result not representable.</text:p>
          </table:table-cell>
        </table:table-row>
        <table:table-row>
          <table:table-cell table:style-name="Táboa17.A2" office:value-type="string">
            <text:p text:style-name="SW_5f_Text">ERROR_OVERFLOW</text:p>
          </table:table-cell>
          <table:table-cell table:style-name="Táboa17.A2" office:value-type="string">
            <text:p text:style-name="SW_5f_Text"/>
          </table:table-cell>
          <table:table-cell table:style-name="Táboa17.C2" office:value-type="string">
            <text:p text:style-name="SW_5f_Text">Value too large for defined data type.</text:p>
          </table:table-cell>
        </table:table-row>
        <table:table-row>
          <table:table-cell table:style-name="Táboa17.A2" office:value-type="string">
            <text:p text:style-name="SW_5f_Text">ERROR_NOMEM</text:p>
          </table:table-cell>
          <table:table-cell table:style-name="Táboa17.A2" office:value-type="string">
            <text:p text:style-name="SW_5f_Text">alloc.swl</text:p>
          </table:table-cell>
          <table:table-cell table:style-name="Táboa17.C2" office:value-type="string">
            <text:p text:style-name="SW_5f_Text">alloc.swl: Out of memory.</text:p>
          </table:table-cell>
        </table:table-row>
        <table:table-row>
          <table:table-cell table:style-name="Táboa17.A2" office:value-type="string">
            <text:p text:style-name="SW_5f_Text">ERROR_FAULT</text:p>
          </table:table-cell>
          <table:table-cell table:style-name="Táboa17.A2" office:value-type="string">
            <text:p text:style-name="SW_5f_Text">alloc.swl</text:p>
          </table:table-cell>
          <table:table-cell table:style-name="Táboa17.C2" office:value-type="string">
            <text:p text:style-name="SW_5f_Text">alloc.swl: Bad address.</text:p>
          </table:table-cell>
        </table:table-row>
        <table:table-row>
          <table:table-cell table:style-name="Táboa17.A2" office:value-type="string">
            <text:p text:style-name="SW_5f_Text">ERROR_STRSIZE</text:p>
          </table:table-cell>
          <table:table-cell table:style-name="Táboa17.A2" office:value-type="string">
            <text:p text:style-name="SW_5f_Text">string.swl</text:p>
          </table:table-cell>
          <table:table-cell table:style-name="Táboa17.C2" office:value-type="string">
            <text:p text:style-name="SW_5f_Text">string.swl: String too long.</text:p>
          </table:table-cell>
        </table:table-row>
      </table:table>
      <text:p text:style-name="Table">Táboa <text:sequence text:ref-name="refTable17" text:name="Table" text:formula="ooow:Table+1" style:num-format="1">5</text:sequence>. Constants of error.swl</text:p>
      <text:h text:style-name="SW_5f_Title3" text:outline-level="3">events.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ext:p text:style-name="P12">Constant</text:p>
            </table:table-cell>
            <table:table-cell table:style-name="Táboa33.B1" office:value-type="string">
              <text:p text:style-name="P12"/>
            </table:table-cell>
          </table:table-row>
        </table:table-header-rows>
        <table:table-row>
          <table:table-cell table:style-name="Táboa33.A2" office:value-type="string">
            <text:p text:style-name="SW_5f_Text">EVENT_BIRTH</text:p>
          </table:table-cell>
          <table:table-cell table:style-name="Táboa33.B2" office:value-type="string">
            <text:p text:style-name="SW_5f_Text">Birth of the bug.</text:p>
          </table:table-cell>
        </table:table-row>
        <table:table-row>
          <table:table-cell table:style-name="Táboa33.A2" office:value-type="string">
            <text:p text:style-name="SW_5f_Text">EVENT_ATTACK</text:p>
          </table:table-cell>
          <table:table-cell table:style-name="Táboa33.B2" office:value-type="string">
            <text:p text:style-name="SW_5f_Text">Attack to the bug.</text:p>
          </table:table-cell>
        </table:table-row>
      </table:table>
      <text:p text:style-name="Table">Táboa <text:sequence text:ref-name="refTable32" text:name="Table" text:formula="ooow:Table+1" style:num-format="1">6</text:sequence>. Constants of events.swl</text:p>
      <text:h text:style-name="SW_5f_Title3" text:outline-level="3">fixed.swl</text:h>
      <text:p text:style-name="SW_5f_Text">Fixed precission operations.</text:p>
      <table:table table:name="Táboa19" table:style-name="Táboa19">
        <table:table-column table:style-name="Táboa19.A"/>
        <table:table-column table:style-name="Táboa19.B"/>
        <table:table-header-rows>
          <table:table-row>
            <table:table-cell table:style-name="Táboa19.A1" office:value-type="string">
              <text:p text:style-name="P12">Function</text:p>
            </table:table-cell>
            <table:table-cell table:style-name="Táboa19.B1" office:value-type="string">
              <text:p text:style-name="P12"/>
            </table:table-cell>
          </table:table-row>
        </table:table-header-rows>
        <table:table-row>
          <table:table-cell table:style-name="Táboa19.A2" office:value-type="string">
            <text:p text:style-name="SW_5f_Text">fixed_round</text:p>
          </table:table-cell>
          <table:table-cell table:style-name="Táboa19.B2" office:value-type="string">
            <text:p text:style-name="SW_5f_Text">Round a fixed point number.</text:p>
          </table:table-cell>
        </table:table-row>
        <table:table-row>
          <table:table-cell table:style-name="Táboa19.A2" office:value-type="string">
            <text:p text:style-name="SW_5f_Text">fixed_add</text:p>
          </table:table-cell>
          <table:table-cell table:style-name="Táboa19.B2" office:value-type="string">
            <text:p text:style-name="SW_5f_Text">Add two fixed point numbers.</text:p>
          </table:table-cell>
        </table:table-row>
        <table:table-row>
          <table:table-cell table:style-name="Táboa19.A2" office:value-type="string">
            <text:p text:style-name="SW_5f_Text">fixed_sub</text:p>
          </table:table-cell>
          <table:table-cell table:style-name="Táboa19.B2" office:value-type="string">
            <text:p text:style-name="SW_5f_Text">Substract two fixed point numbers.</text:p>
          </table:table-cell>
        </table:table-row>
        <table:table-row>
          <table:table-cell table:style-name="Táboa19.A2" office:value-type="string">
            <text:p text:style-name="SW_5f_Text">fixed_mult</text:p>
          </table:table-cell>
          <table:table-cell table:style-name="Táboa19.B2" office:value-type="string">
            <text:p text:style-name="SW_5f_Text">Multiply two fixed point numbers.</text:p>
          </table:table-cell>
        </table:table-row>
        <table:table-row>
          <table:table-cell table:style-name="Táboa19.A2" office:value-type="string">
            <text:p text:style-name="SW_5f_Text">fixed_div</text:p>
          </table:table-cell>
          <table:table-cell table:style-name="Táboa19.B2" office:value-type="string">
            <text:p text:style-name="SW_5f_Text">Divide two fixed point numbers.</text:p>
          </table:table-cell>
        </table:table-row>
        <table:table-row>
          <table:table-cell table:style-name="Táboa19.A2" office:value-type="string">
            <text:p text:style-name="SW_5f_Text">fixed_overflow</text:p>
          </table:table-cell>
          <table:table-cell table:style-name="Táboa19.B2" office:value-type="string">
            <text:p text:style-name="SW_5f_Text">Check if a overflow happen.</text:p>
          </table:table-cell>
        </table:table-row>
        <table:table-row>
          <table:table-cell table:style-name="Táboa19.A2" office:value-type="string">
            <text:p text:style-name="SW_5f_Text">fixed_underflow</text:p>
          </table:table-cell>
          <table:table-cell table:style-name="Táboa19.B2" office:value-type="string">
            <text:p text:style-name="SW_5f_Text">Check if a underflow happen.</text:p>
          </table:table-cell>
        </table:table-row>
      </table:table>
      <text:p text:style-name="Table">Táboa <text:sequence text:ref-name="refTable18" text:name="Table" text:formula="ooow:Table+1" style:num-format="1">7</text:sequence>. Functions of fixed.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ext:p text:style-name="P12">Constant</text:p>
            </table:table-cell>
            <table:table-cell table:style-name="Táboa20.B1" office:value-type="string">
              <text:p text:style-name="P12"/>
            </table:table-cell>
          </table:table-row>
        </table:table-header-rows>
        <table:table-row>
          <table:table-cell table:style-name="Táboa20.A2" office:value-type="string">
            <text:p text:style-name="SW_5f_Text">INTERRUPT_INSTRUCTION</text:p>
          </table:table-cell>
          <table:table-cell table:style-name="Táboa20.B2" office:value-type="string">
            <text:p text:style-name="SW_5f_Text">Invalid instruction.</text:p>
          </table:table-cell>
        </table:table-row>
        <table:table-row>
          <table:table-cell table:style-name="Táboa20.A2" office:value-type="string">
            <text:p text:style-name="SW_5f_Text">INTERRUPT_MEMORY</text:p>
          </table:table-cell>
          <table:table-cell table:style-name="Táboa20.B2" office:value-type="string">
            <text:p text:style-name="SW_5f_Text">Invalid memory location.</text:p>
          </table:table-cell>
        </table:table-row>
        <table:table-row>
          <table:table-cell table:style-name="Táboa20.A2" office:value-type="string">
            <text:p text:style-name="SW_5f_Text">INTERRUPT_DIVISION</text:p>
          </table:table-cell>
          <table:table-cell table:style-name="Táboa20.B2" office:value-type="string">
            <text:p text:style-name="SW_5f_Text">Division by zero.</text:p>
          </table:table-cell>
        </table:table-row>
        <table:table-row>
          <table:table-cell table:style-name="Táboa20.A2" office:value-type="string">
            <text:p text:style-name="SW_5f_Text">INTERRUPT_TIME</text:p>
          </table:table-cell>
          <table:table-cell table:style-name="Táboa20.B2" office:value-type="string">
            <text:p text:style-name="SW_5f_Text">Timer interrupt.</text:p>
          </table:table-cell>
        </table:table-row>
        <table:table-row>
          <table:table-cell table:style-name="Táboa20.A2" office:value-type="string">
            <text:p text:style-name="SW_5f_Text">INTERRUPT_WORLD</text:p>
          </table:table-cell>
          <table:table-cell table:style-name="Táboa20.B2" office:value-type="string">
            <text:p text:style-name="SW_5f_Text">Invalid World Command</text:p>
          </table:table-cell>
        </table:table-row>
        <table:table-row>
          <table:table-cell table:style-name="Táboa20.A2" office:value-type="string">
            <text:p text:style-name="SW_5f_Text">INTERRUPT_EVENT</text:p>
          </table:table-cell>
          <table:table-cell table:style-name="Táboa20.B2" office:value-type="string">
            <text:p text:style-name="SW_5f_Text">World event.</text:p>
          </table:table-cell>
        </table:table-row>
        <table:table-row>
          <table:table-cell table:style-name="Táboa20.A2" office:value-type="string">
            <text:p text:style-name="SW_5f_Text">INTERRUPT_SOFTWARE</text:p>
          </table:table-cell>
          <table:table-cell table:style-name="Táboa20.B2" office:value-type="string">
            <text:p text:style-name="SW_5f_Text">Software interrupt.</text:p>
          </table:table-cell>
        </table:table-row>
      </table:table>
      <text:p text:style-name="Table">Táboa <text:sequence text:ref-name="refTable19"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ext:p text:style-name="P12">Function</text:p>
            </table:table-cell>
            <table:table-cell table:style-name="Táboa21.B1" office:value-type="string">
              <text:p text:style-name="P12"/>
            </table:table-cell>
          </table:table-row>
        </table:table-header-rows>
        <table:table-row>
          <table:table-cell table:style-name="Táboa21.A2" office:value-type="string">
            <text:p text:style-name="SW_5f_Text">interrupt_add</text:p>
          </table:table-cell>
          <table:table-cell table:style-name="Táboa21.B2" office:value-type="string">
            <text:p text:style-name="SW_5f_Text">Add a function handler for a interrupt.</text:p>
          </table:table-cell>
        </table:table-row>
        <table:table-row>
          <table:table-cell table:style-name="Táboa21.A2" office:value-type="string">
            <text:p text:style-name="SW_5f_Text">interrupt_clear</text:p>
          </table:table-cell>
          <table:table-cell table:style-name="Táboa21.B2" office:value-type="string">
            <text:p text:style-name="SW_5f_Text">Remove the function handler for a interrupt.</text:p>
          </table:table-cell>
        </table:table-row>
        <table:table-row>
          <table:table-cell table:style-name="Táboa21.A2" office:value-type="string">
            <text:p text:style-name="SW_5f_Text">interrupt_clearall</text:p>
          </table:table-cell>
          <table:table-cell table:style-name="Táboa21.B2" office:value-type="string">
            <text:p text:style-name="SW_5f_Text">Remove all the function handlers.</text:p>
          </table:table-cell>
        </table:table-row>
      </table:table>
      <text:p text:style-name="Table">Táboa <text:sequence text:ref-name="refTable20" text:name="Table" text:formula="ooow:Table+1" style:num-format="1">9</text:sequence>. Functions of interrupt.swl</text:p>
      <text:h text:style-name="SW_5f_Title3" text:outline-level="3">list.swl</text:h>
      <text:p text:style-name="SW_5f_Text">Implementation of a list.</text:p>
      <table:table table:name="Táboa22" table:style-name="Táboa22">
        <table:table-column table:style-name="Táboa22.A"/>
        <table:table-column table:style-name="Táboa22.B"/>
        <table:table-header-rows>
          <table:table-row>
            <table:table-cell table:style-name="Táboa22.A1" office:value-type="string">
              <text:p text:style-name="P12">Function</text:p>
            </table:table-cell>
            <table:table-cell table:style-name="Táboa22.B1" office:value-type="string">
              <text:p text:style-name="P12"/>
            </table:table-cell>
          </table:table-row>
        </table:table-header-rows>
        <table:table-row>
          <table:table-cell table:style-name="Táboa22.A2" office:value-type="string">
            <text:p text:style-name="SW_5f_Text">list_init</text:p>
          </table:table-cell>
          <table:table-cell table:style-name="Táboa22.B2" office:value-type="string">
            <text:p text:style-name="SW_5f_Text">Initialization of a list.</text:p>
          </table:table-cell>
        </table:table-row>
        <table:table-row>
          <table:table-cell table:style-name="Táboa22.A2" office:value-type="string">
            <text:p text:style-name="SW_5f_Text">list_destroy</text:p>
          </table:table-cell>
          <table:table-cell table:style-name="Táboa22.B2" office:value-type="string">
            <text:p text:style-name="SW_5f_Text">Destruction of a list.</text:p>
          </table:table-cell>
        </table:table-row>
        <table:table-row>
          <table:table-cell table:style-name="Táboa22.A2" office:value-type="string">
            <text:p text:style-name="SW_5f_Text">list_insert</text:p>
          </table:table-cell>
          <table:table-cell table:style-name="Táboa22.B2" office:value-type="string">
            <text:p text:style-name="SW_5f_Text">Insert a element in the list.</text:p>
          </table:table-cell>
        </table:table-row>
        <table:table-row>
          <table:table-cell table:style-name="Táboa22.A2" office:value-type="string">
            <text:p text:style-name="SW_5f_Text">list_remove</text:p>
          </table:table-cell>
          <table:table-cell table:style-name="Táboa22.B2" office:value-type="string">
            <text:p text:style-name="SW_5f_Text">Remove a element from the list.</text:p>
          </table:table-cell>
        </table:table-row>
        <table:table-row>
          <table:table-cell table:style-name="Táboa22.A2" office:value-type="string">
            <text:p text:style-name="SW_5f_Text">list_size</text:p>
          </table:table-cell>
          <table:table-cell table:style-name="Táboa22.B2" office:value-type="string">
            <text:p text:style-name="SW_5f_Text">Size of the list.</text:p>
          </table:table-cell>
        </table:table-row>
        <table:table-row>
          <table:table-cell table:style-name="Táboa22.A2" office:value-type="string">
            <text:p text:style-name="SW_5f_Text">list_count</text:p>
          </table:table-cell>
          <table:table-cell table:style-name="Táboa22.B2" office:value-type="string">
            <text:p text:style-name="SW_5f_Text">Times that a element is in the list.</text:p>
          </table:table-cell>
        </table:table-row>
        <table:table-row>
          <table:table-cell table:style-name="Táboa22.A2" office:value-type="string">
            <text:p text:style-name="SW_5f_Text">list_find</text:p>
          </table:table-cell>
          <table:table-cell table:style-name="Táboa22.B2" office:value-type="string">
            <text:p text:style-name="SW_5f_Text">Find a element in the list.</text:p>
          </table:table-cell>
        </table:table-row>
      </table:table>
      <text:p text:style-name="Table">Táboa <text:sequence text:ref-name="refTable21" text:name="Table" text:formula="ooow:Table+1" style:num-format="1">10</text:sequence>. Functions of lis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ext:p text:style-name="P12">Variable</text:p>
            </table:table-cell>
            <table:table-cell table:style-name="Táboa23.B1" office:value-type="string">
              <text:p text:style-name="P12"/>
            </table:table-cell>
          </table:table-row>
        </table:table-header-rows>
        <table:table-row>
          <table:table-cell table:style-name="Táboa23.A2" office:value-type="string">
            <text:p text:style-name="SW_5f_Text">math_word_zero</text:p>
          </table:table-cell>
          <table:table-cell table:style-name="Táboa23.B2" office:value-type="string">
            <text:p text:style-name="SW_5f_Text">A value with all the bits to zero.</text:p>
          </table:table-cell>
        </table:table-row>
        <table:table-row>
          <table:table-cell table:style-name="Táboa23.A2" office:value-type="string">
            <text:p text:style-name="SW_5f_Text">math_word_full</text:p>
          </table:table-cell>
          <table:table-cell table:style-name="Táboa23.B2" office:value-type="string">
            <text:p text:style-name="SW_5f_Text">A value with all the bits to one.</text:p>
          </table:table-cell>
        </table:table-row>
        <table:table-row>
          <table:table-cell table:style-name="Táboa23.A2" office:value-type="string">
            <text:p text:style-name="SW_5f_Text">math_word_min</text:p>
          </table:table-cell>
          <table:table-cell table:style-name="Táboa23.B2" office:value-type="string">
            <text:p text:style-name="SW_5f_Text">Minimum value of a signed word.</text:p>
          </table:table-cell>
        </table:table-row>
        <table:table-row>
          <table:table-cell table:style-name="Táboa23.A2" office:value-type="string">
            <text:p text:style-name="SW_5f_Text">math_word_max</text:p>
          </table:table-cell>
          <table:table-cell table:style-name="Táboa23.B2" office:value-type="string">
            <text:p text:style-name="SW_5f_Text">Maximum value of a signed word.</text:p>
          </table:table-cell>
        </table:table-row>
        <table:table-row>
          <table:table-cell table:style-name="Táboa23.A2" office:value-type="string">
            <text:p text:style-name="SW_5f_Text">math_wordu_min</text:p>
          </table:table-cell>
          <table:table-cell table:style-name="Táboa23.B2" office:value-type="string">
            <text:p text:style-name="SW_5f_Text">Minimum value of a unsigned word.</text:p>
          </table:table-cell>
        </table:table-row>
        <table:table-row>
          <table:table-cell table:style-name="Táboa23.A2" office:value-type="string">
            <text:p text:style-name="SW_5f_Text">math_wordu_max</text:p>
          </table:table-cell>
          <table:table-cell table:style-name="Táboa23.B2" office:value-type="string">
            <text:p text:style-name="SW_5f_Text">Maximum value of a unsigned word.</text:p>
          </table:table-cell>
        </table:table-row>
      </table:table>
      <text:p text:style-name="Table">Táboa <text:sequence text:ref-name="refTable22" text:name="Table" text:formula="ooow:Table+1" style:num-format="1">11</text:sequence>. Variables of math.swl</text:p>
      <table:table table:name="Táboa24" table:style-name="Táboa24">
        <table:table-column table:style-name="Táboa24.A"/>
        <table:table-column table:style-name="Táboa24.B"/>
        <table:table-header-rows>
          <table:table-row>
            <table:table-cell table:style-name="Táboa24.A1" office:value-type="string">
              <text:p text:style-name="P12">Function</text:p>
            </table:table-cell>
            <table:table-cell table:style-name="Táboa24.B1" office:value-type="string">
              <text:p text:style-name="P12"/>
            </table:table-cell>
          </table:table-row>
        </table:table-header-rows>
        <table:table-row>
          <table:table-cell table:style-name="Táboa24.A2" office:value-type="string">
            <text:p text:style-name="SW_5f_Text">math_abs</text:p>
          </table:table-cell>
          <table:table-cell table:style-name="Táboa24.B2" office:value-type="string">
            <text:p text:style-name="SW_5f_Text">Absolute value of a signed word.</text:p>
          </table:table-cell>
        </table:table-row>
        <table:table-row>
          <table:table-cell table:style-name="Táboa24.A2" office:value-type="string">
            <text:p text:style-name="SW_5f_Text">math_pow</text:p>
          </table:table-cell>
          <table:table-cell table:style-name="Táboa24.B2" office:value-type="string">
            <text:p text:style-name="SW_5f_Text">Pow of a signed word.</text:p>
          </table:table-cell>
        </table:table-row>
        <table:table-row>
          <table:table-cell table:style-name="Táboa24.A2" office:value-type="string">
            <text:p text:style-name="SW_5f_Text">math_powu</text:p>
          </table:table-cell>
          <table:table-cell table:style-name="Táboa24.B2" office:value-type="string">
            <text:p text:style-name="SW_5f_Text">Pow of a unsigned word.</text:p>
          </table:table-cell>
        </table:table-row>
      </table:table>
      <text:p text:style-name="Table">Táboa <text:sequence text:ref-name="refTable23" text:name="Table" text:formula="ooow:Table+1" style:num-format="1">12</text:sequence>. Functions of math.swl</text:p>
      <text:h text:style-name="SW_5f_Title3" text:outline-level="3">memory.swl</text:h>
      <text:p text:style-name="SW_5f_Text">Operations over the memory.</text:p>
      <table:table table:name="Táboa25" table:style-name="Táboa25">
        <table:table-column table:style-name="Táboa25.A"/>
        <table:table-column table:style-name="Táboa25.B"/>
        <table:table-header-rows>
          <table:table-row>
            <table:table-cell table:style-name="Táboa25.A1" office:value-type="string">
              <text:p text:style-name="P12">Function</text:p>
            </table:table-cell>
            <table:table-cell table:style-name="Táboa25.B1" office:value-type="string">
              <text:p text:style-name="P12"/>
            </table:table-cell>
          </table:table-row>
        </table:table-header-rows>
        <table:table-row>
          <table:table-cell table:style-name="Táboa25.A2" office:value-type="string">
            <text:p text:style-name="SW_5f_Text">memory_copy</text:p>
          </table:table-cell>
          <table:table-cell table:style-name="Táboa25.B2" office:value-type="string">
            <text:p text:style-name="SW_5f_Text">Copy a block of memory.</text:p>
          </table:table-cell>
        </table:table-row>
        <table:table-row>
          <table:table-cell table:style-name="Táboa25.A2" office:value-type="string">
            <text:p text:style-name="SW_5f_Text">memory_cat</text:p>
          </table:table-cell>
          <table:table-cell table:style-name="Táboa25.B2" office:value-type="string">
            <text:p text:style-name="SW_5f_Text">Concatenate 2 blocks of memory.</text:p>
          </table:table-cell>
        </table:table-row>
        <table:table-row>
          <table:table-cell table:style-name="Táboa25.A2" office:value-type="string">
            <text:p text:style-name="SW_5f_Text">memory_cmp</text:p>
          </table:table-cell>
          <table:table-cell table:style-name="Táboa25.B2" office:value-type="string">
            <text:p text:style-name="SW_5f_Text">Compare 2 blocks of memory.</text:p>
          </table:table-cell>
        </table:table-row>
      </table:table>
      <text:p text:style-name="Table">Táboa <text:sequence text:ref-name="refTable24" text:name="Table" text:formula="ooow:Table+1" style:num-format="1">13</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ext:p text:style-name="P12">Variable</text:p>
            </table:table-cell>
            <table:table-cell table:style-name="Táboa26.B1" office:value-type="string">
              <text:p text:style-name="P12"/>
            </table:table-cell>
          </table:table-row>
        </table:table-header-rows>
        <table:table-row>
          <table:table-cell table:style-name="Táboa26.A2" office:value-type="string">
            <text:p text:style-name="SW_5f_Text">random_seed</text:p>
          </table:table-cell>
          <table:table-cell table:style-name="Táboa26.B2" office:value-type="string">
            <text:p text:style-name="SW_5f_Text">Seed of the pseudorandom number generator.</text:p>
          </table:table-cell>
        </table:table-row>
      </table:table>
      <text:p text:style-name="Table">Táboa <text:sequence text:ref-name="refTable25" text:name="Table" text:formula="ooow:Table+1" style:num-format="1">14</text:sequence>. Variables of random.swl</text:p>
      <table:table table:name="Táboa27" table:style-name="Táboa27">
        <table:table-column table:style-name="Táboa27.A"/>
        <table:table-column table:style-name="Táboa27.B"/>
        <table:table-header-rows>
          <table:table-row>
            <table:table-cell table:style-name="Táboa27.A1" office:value-type="string">
              <text:p text:style-name="P12">Function</text:p>
            </table:table-cell>
            <table:table-cell table:style-name="Táboa27.B1" office:value-type="string">
              <text:p text:style-name="P12"/>
            </table:table-cell>
          </table:table-row>
        </table:table-header-rows>
        <table:table-row>
          <table:table-cell table:style-name="Táboa27.A2" office:value-type="string">
            <text:p text:style-name="SW_5f_Text">random_value</text:p>
          </table:table-cell>
          <table:table-cell table:style-name="Táboa27.B2" office:value-type="string">
            <text:p text:style-name="SW_5f_Text">Calculate a new random value.</text:p>
          </table:table-cell>
        </table:table-row>
      </table:table>
      <text:p text:style-name="Table">Táboa <text:sequence text:ref-name="refTable26" text:name="Table" text:formula="ooow:Table+1" style:num-format="1">15</text:sequence>. Functions of random.swl</text:p>
      <text:h text:style-name="SW_5f_Title3" text:outline-level="3">stack.swl</text:h>
      <text:p text:style-name="SW_5f_Text">Stack operations.</text:p>
      <table:table table:name="Táboa28" table:style-name="Táboa28">
        <table:table-column table:style-name="Táboa28.A"/>
        <table:table-column table:style-name="Táboa28.B"/>
        <table:table-header-rows>
          <table:table-row>
            <table:table-cell table:style-name="Táboa28.A1" office:value-type="string">
              <text:p text:style-name="P12">Function</text:p>
            </table:table-cell>
            <table:table-cell table:style-name="Táboa28.B1" office:value-type="string">
              <text:p text:style-name="P12"/>
            </table:table-cell>
          </table:table-row>
        </table:table-header-rows>
        <table:table-row>
          <table:table-cell table:style-name="Táboa28.A2" office:value-type="string">
            <text:p text:style-name="SW_5f_Text">stack_push</text:p>
          </table:table-cell>
          <table:table-cell table:style-name="Táboa28.B2" office:value-type="string">
            <text:p text:style-name="SW_5f_Text">Push all the general purpose registers.</text:p>
          </table:table-cell>
        </table:table-row>
        <table:table-row>
          <table:table-cell table:style-name="Táboa28.A2" office:value-type="string">
            <text:p text:style-name="SW_5f_Text">stack_pop</text:p>
          </table:table-cell>
          <table:table-cell table:style-name="Táboa28.B2" office:value-type="string">
            <text:p text:style-name="SW_5f_Text">Pop all the general purpose registers.</text:p>
          </table:table-cell>
        </table:table-row>
      </table:table>
      <text:p text:style-name="Table">Táboa <text:sequence text:ref-name="refTable27" text:name="Table" text:formula="ooow:Table+1" style:num-format="1">16</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ext:p text:style-name="P12">Function</text:p>
            </table:table-cell>
            <table:table-cell table:style-name="Táboa29.B1" office:value-type="string">
              <text:p text:style-name="P12"/>
            </table:table-cell>
          </table:table-row>
        </table:table-header-rows>
        <table:table-row>
          <table:table-cell table:style-name="Táboa29.A2" office:value-type="string">
            <text:p text:style-name="SW_5f_Text">status_zero</text:p>
          </table:table-cell>
          <table:table-cell table:style-name="Táboa29.B2" office:value-type="string">
            <text:p text:style-name="SW_5f_Text">Check if the word is zero.</text:p>
          </table:table-cell>
        </table:table-row>
        <table:table-row>
          <table:table-cell table:style-name="Táboa29.A2" office:value-type="string">
            <text:p text:style-name="SW_5f_Text">status_negative</text:p>
          </table:table-cell>
          <table:table-cell table:style-name="Táboa29.B2" office:value-type="string">
            <text:p text:style-name="SW_5f_Text">Check if the signed word is negative.</text:p>
          </table:table-cell>
        </table:table-row>
        <table:table-row>
          <table:table-cell table:style-name="Táboa29.A2" office:value-type="string">
            <text:p text:style-name="SW_5f_Text">status_overflow</text:p>
          </table:table-cell>
          <table:table-cell table:style-name="Táboa29.B2" office:value-type="string">
            <text:p text:style-name="SW_5f_Text">Check if a overflow happened in a addition of two signed words.</text:p>
          </table:table-cell>
        </table:table-row>
        <table:table-row>
          <table:table-cell table:style-name="Táboa29.A2" office:value-type="string">
            <text:p text:style-name="SW_5f_Text">status_overflowu</text:p>
          </table:table-cell>
          <table:table-cell table:style-name="Táboa29.B2" office:value-type="string">
            <text:p text:style-name="SW_5f_Text">Check if a overflow happened in a addition of two unsigned words.</text:p>
          </table:table-cell>
        </table:table-row>
        <table:table-row>
          <table:table-cell table:style-name="Táboa29.A2" office:value-type="string">
            <text:p text:style-name="SW_5f_Text">status_parity</text:p>
          </table:table-cell>
          <table:table-cell table:style-name="Táboa29.B2" office:value-type="string">
            <text:p text:style-name="SW_5f_Text">Check if the number of bits to one in the word are even.</text:p>
          </table:table-cell>
        </table:table-row>
      </table:table>
      <text:p text:style-name="Table">Táboa <text:sequence text:ref-name="refTable28" text:name="Table" text:formula="ooow:Table+1" style:num-format="1">17</text:sequence>. Functions of status.swl</text:p>
      <text:h text:style-name="SW_5f_Title3" text:outline-level="3">string.swl</text:h>
      <text:p text:style-name="SW_5f_Text">String operations.</text:p>
      <table:table table:name="Táboa30" table:style-name="Táboa30">
        <table:table-column table:style-name="Táboa30.A"/>
        <table:table-column table:style-name="Táboa30.B"/>
        <table:table-header-rows>
          <table:table-row>
            <table:table-cell table:style-name="Táboa30.A1" office:value-type="string">
              <text:p text:style-name="P12">Function</text:p>
            </table:table-cell>
            <table:table-cell table:style-name="Táboa30.B1" office:value-type="string">
              <text:p text:style-name="P12"/>
            </table:table-cell>
          </table:table-row>
        </table:table-header-rows>
        <table:table-row>
          <table:table-cell table:style-name="Táboa30.A2" office:value-type="string">
            <text:p text:style-name="SW_5f_Text">string_len</text:p>
          </table:table-cell>
          <table:table-cell table:style-name="Táboa30.B2" office:value-type="string">
            <text:p text:style-name="SW_5f_Text">Lenght of the string.</text:p>
          </table:table-cell>
        </table:table-row>
        <table:table-row>
          <table:table-cell table:style-name="Táboa30.A2" office:value-type="string">
            <text:p text:style-name="SW_5f_Text">string_copy</text:p>
          </table:table-cell>
          <table:table-cell table:style-name="Táboa30.B2" office:value-type="string">
            <text:p text:style-name="SW_5f_Text">Copy a string to other.</text:p>
          </table:table-cell>
        </table:table-row>
        <table:table-row>
          <table:table-cell table:style-name="Táboa30.A2" office:value-type="string">
            <text:p text:style-name="SW_5f_Text">string_cat</text:p>
          </table:table-cell>
          <table:table-cell table:style-name="Táboa30.B2" office:value-type="string">
            <text:p text:style-name="SW_5f_Text">Concatenate two strings.</text:p>
          </table:table-cell>
        </table:table-row>
        <table:table-row>
          <table:table-cell table:style-name="Táboa30.A2" office:value-type="string">
            <text:p text:style-name="SW_5f_Text">string_cmp</text:p>
          </table:table-cell>
          <table:table-cell table:style-name="Táboa30.B2" office:value-type="string">
            <text:p text:style-name="SW_5f_Text">Compare two strings.</text:p>
          </table:table-cell>
        </table:table-row>
        <table:table-row>
          <table:table-cell table:style-name="Táboa30.A2" office:value-type="string">
            <text:p text:style-name="SW_5f_Text">string_find</text:p>
          </table:table-cell>
          <table:table-cell table:style-name="Táboa30.B2" office:value-type="string">
            <text:p text:style-name="SW_5f_Text">Find the first apparition of a substring in a string.</text:p>
          </table:table-cell>
        </table:table-row>
        <table:table-row>
          <table:table-cell table:style-name="Táboa30.A2" office:value-type="string">
            <text:p text:style-name="SW_5f_Text">string_findend</text:p>
          </table:table-cell>
          <table:table-cell table:style-name="Táboa30.B2" office:value-type="string">
            <text:p text:style-name="SW_5f_Text">Find the last apparition of a substring in a string.</text:p>
          </table:table-cell>
        </table:table-row>
        <table:table-row>
          <table:table-cell table:style-name="Táboa30.A2" office:value-type="string">
            <text:p text:style-name="SW_5f_Text">string_split</text:p>
          </table:table-cell>
          <table:table-cell table:style-name="Táboa30.B2" office:value-type="string">
            <text:p text:style-name="SW_5f_Text">Split a string separated by a substring.</text:p>
          </table:table-cell>
        </table:table-row>
      </table:table>
      <text:p text:style-name="Table">Táboa <text:sequence text:ref-name="refTable29" text:name="Table" text:formula="ooow:Table+1" style:num-format="1">18</text:sequence>. Functions of string.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ext:p text:style-name="P12">Variable</text:p>
            </table:table-cell>
            <table:table-cell table:style-name="Táboa32.B1" office:value-type="string">
              <text:p text:style-name="P12"/>
            </table:table-cell>
          </table:table-row>
        </table:table-header-rows>
        <table:table-row>
          <table:table-cell table:style-name="Táboa32.A2" office:value-type="string">
            <text:p text:style-name="SW_5f_Text">time_time</text:p>
          </table:table-cell>
          <table:table-cell table:style-name="Táboa32.B2" office:value-type="string">
            <text:p text:style-name="SW_5f_Text">Current cycle.</text:p>
          </table:table-cell>
        </table:table-row>
      </table:table>
      <text:p text:style-name="Table">Táboa <text:sequence text:ref-name="refTable30" text:name="Table" text:formula="ooow:Table+1" style:num-format="1">19</text:sequence>. Variables of time.swl</text:p>
      <text:p text:style-name="SW_5f_Text"/>
      <table:table table:name="Táboa31" table:style-name="Táboa31">
        <table:table-column table:style-name="Táboa31.A"/>
        <table:table-column table:style-name="Táboa31.B"/>
        <table:table-header-rows>
          <table:table-row>
            <table:table-cell table:style-name="Táboa31.A1" office:value-type="string">
              <text:p text:style-name="P12">Function</text:p>
            </table:table-cell>
            <table:table-cell table:style-name="Táboa31.B1" office:value-type="string">
              <text:p text:style-name="P12"/>
            </table:table-cell>
          </table:table-row>
        </table:table-header-rows>
        <table:table-row>
          <table:table-cell table:style-name="Táboa31.A2" office:value-type="string">
            <text:p text:style-name="SW_5f_Text">time_init</text:p>
          </table:table-cell>
          <table:table-cell table:style-name="Táboa31.B2" office:value-type="string">
            <text:p text:style-name="SW_5f_Text">Initialize the module.</text:p>
          </table:table-cell>
        </table:table-row>
        <table:table-row>
          <table:table-cell table:style-name="Táboa31.A2" office:value-type="string">
            <text:p text:style-name="SW_5f_Text">time_addfunction</text:p>
          </table:table-cell>
          <table:table-cell table:style-name="Táboa31.B2" office:value-type="string">
            <text:p text:style-name="SW_5f_Text">Add a function to be executed when the Time Interrupt is caught.</text:p>
          </table:table-cell>
        </table:table-row>
      </table:table>
      <text:p text:style-name="Table">Táboa <text:sequence text:ref-name="refTable31" text:name="Table" text:formula="ooow:Table+1" style:num-format="1">20</text:sequence>. Functions of time.swl</text:p>
      <text:h text:style-name="P20" text:outline-level="1">Database</text:h>
      <text:p text:style-name="SW_5f_Text">As said in the section at page , the objective of Simple World is to observe the evolution of the bugs. With the time, the better bugs will dominated the world.</text:p>
      <text:p text:style-name="SW_5f_Text">A database is needed for two intentios:</text:p>
      <text:list text:style-name="L16">
        <text:list-item>
          <text:p text:style-name="P79">Allow the program to resume the simulation in the point where it was stopped.</text:p>
        </text:list-item>
        <text:list-item>
          <text:p text:style-name="P79">Study the genealogical tree of the bugs.</text:p>
        </text:list-item>
      </text:list>
      <text:h text:style-name="SW_5f_Title2" text:outline-level="2">Bug</text:h>
      <text:p text:style-name="SW_5f_Text">The information of the bugs is:</text:p>
      <text:list text:style-name="L17">
        <text:list-item>
          <text:p text:style-name="P81">Identificator of the bug.</text:p>
        </text:list-item>
        <text:list-item>
          <text:p text:style-name="P81">Father: to create a genealogical tree.</text:p>
        </text:list-item>
        <text:list-item>
          <text:p text:style-name="P81">Energy.</text:p>
        </text:list-item>
        <text:list-item>
          <text:p text:style-name="P81">Position in the world.</text:p>
        </text:list-item>
        <text:list-item>
          <text:p text:style-name="P81">Orientation in the world.</text:p>
        </text:list-item>
        <text:list-item>
          <text:p text:style-name="P81">Age.</text:p>
        </text:list-item>
        <text:list-item>
          <text:p text:style-name="P81">Reason of its dead (if it's dead): killed by a bug or a error in the code.</text:p>
        </text:list-item>
        <text:list-item>
          <text:p text:style-name="P81">Who killed it.</text:p>
        </text:list-item>
      </text:list>
      <text:h text:style-name="SW_5f_Title2" text:outline-level="2">Egg</text:h>
      <text:p text:style-name="SW_5f_Text">The information of the egg is:</text:p>
      <text:list text:style-name="L18">
        <text:list-item>
          <text:p text:style-name="P89">Father.</text:p>
        </text:list-item>
        <text:list-item>
          <text:p text:style-name="P89">Energy.</text:p>
        </text:list-item>
        <text:list-item>
          <text:p text:style-name="P89">Position in the world.</text:p>
        </text:list-item>
        <text:list-item>
          <text:p text:style-name="P89">Orientation in the world.</text:p>
        </text:list-item>
        <text:list-item>
          <text:p text:style-name="P89">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19">
        <text:list-item>
          <text:p text:style-name="P94">Size.</text:p>
        </text:list-item>
        <text:list-item>
          <text:p text:style-name="P94">MD5 message digest: to compare if two codes are the same.</text:p>
        </text:list-item>
        <text:list-item>
          <text:p text:style-name="P94">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0">
        <text:list-item>
          <text:p text:style-name="P97">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1">
        <text:list-item>
          <text:p text:style-name="P98">Where the mutation happened.</text:p>
        </text:list-item>
        <text:list-item>
          <text:p text:style-name="P98">Type of mutations: addition, elimination of change in the code.</text:p>
        </text:list-item>
        <text:list-item>
          <text:p text:style-name="P98">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2">
        <text:list-item>
          <text:p text:style-name="P101">The cycles since the world was created.</text:p>
        </text:list-item>
        <text:list-item>
          <text:p text:style-name="P101">The cycles that a egg needs to become a bug.</text:p>
        </text:list-item>
        <text:list-item>
          <text:p text:style-name="P101">Next bug to execute.</text:p>
        </text:list-item>
        <text:list-item>
          <text:p text:style-name="P101">Percent of mutations.</text:p>
        </text:list-item>
        <text:list-item>
          <text:p text:style-name="P101">The energy needed for each action: detect, move, attack, defend and create a egg.</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keep-with-next="always"/>
      <style:text-properties fo:font-size="110%" style:text-underline-style="solid" style:text-underline-width="auto" style:text-underline-color="font-color"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fo:keep-with-next="always"/>
      <style:text-properties fo:font-size="12pt"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9.9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0</text:page-number></text:p>
      </style:footer>
      <style:footer-left>
        <text:p text:style-name="P4"><text:page-number text:select-page="current">30</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0</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6-28T08:49:59</dc:date>
    <meta:printed-by>Xosé Otero Ferreira</meta:printed-by>
    <meta:print-date>2007-06-24T10:33:17</meta:print-date>
    <dc:language>gl-ES</dc:language>
    <meta:editing-cycles>211</meta:editing-cycles>
    <meta:editing-duration>P1DT2H53M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34" meta:image-count="1" meta:object-count="0" meta:page-count="38" meta:paragraph-count="1145" meta:word-count="5191" meta:character-count="29247"/>
  </office:meta>
</office:document-meta>
</file>